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72.12pt" svg:height="464.57pt" svg:x="449.55pt" svg:y="26.33pt">
            <loext:p draw:notify-on-update-of-ranges="Sheet1.A111:Sheet1.A111 Sheet1.B111:Sheet1.B111 Sheet1.A110:Sheet1.A110 Sheet1.B110:Sheet1.B110 Sheet1.A109:Sheet1.A109 Sheet1.B109:Sheet1.B109 Sheet1.A108:Sheet1.A108 Sheet1.B108:Sheet1.B108 Sheet1.A107:Sheet1.A107 Sheet1.B107:Sheet1.B107 Sheet1.A106:Sheet1.A106 Sheet1.B106:Sheet1.B106 Sheet1.A1:Sheet1.A1 Sheet1.B1:Sheet1.B1 Sheet1.A2:Sheet1.A2 Sheet1.B2:Sheet1.B2 Sheet1.A3:Sheet1.A3 Sheet1.B3:Sheet1.B3 Sheet1.A5:Sheet1.A104 Sheet1.B5:Sheet1.B104 Sheet1.C5:Sheet1.C104 Sheet1.D5:Sheet1.D104 Sheet1.E5:Sheet1.E104 Sheet1.F5:Sheet1.F1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28.069008" calcext:value-type="float">
            <text:p>28.069008</text:p>
          </table:table-cell>
          <table:table-cell office:value-type="float" office:value="11.249166" calcext:value-type="float">
            <text:p>11.249166</text:p>
          </table:table-cell>
          <table:table-cell table:number-columns-repeated="4"/>
        </table:table-row>
        <table:table-row table:style-name="ro1">
          <table:table-cell office:value-type="float" office:value="19.654589" calcext:value-type="float">
            <text:p>19.654589</text:p>
          </table:table-cell>
          <table:table-cell office:value-type="float" office:value="22.19692" calcext:value-type="float">
            <text:p>22.19692</text:p>
          </table:table-cell>
          <table:table-cell table:number-columns-repeated="4"/>
        </table:table-row>
        <table:table-row table:style-name="ro1">
          <table:table-cell office:value-type="float" office:value="14.252063" calcext:value-type="float">
            <text:p>14.252063</text:p>
          </table:table-cell>
          <table:table-cell office:value-type="float" office:value="7.239053" calcext:value-type="float">
            <text:p>7.23905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8.633823" calcext:value-type="float">
            <text:p>28.633823</text:p>
          </table:table-cell>
          <table:table-cell office:value-type="float" office:value="12.292907" calcext:value-type="float">
            <text:p>12.292907</text:p>
          </table:table-cell>
          <table:table-cell office:value-type="float" office:value="19.235598" calcext:value-type="float">
            <text:p>19.235598</text:p>
          </table:table-cell>
          <table:table-cell office:value-type="float" office:value="18.823492" calcext:value-type="float">
            <text:p>18.823492</text:p>
          </table:table-cell>
          <table:table-cell office:value-type="float" office:value="12.592678" calcext:value-type="float">
            <text:p>12.592678</text:p>
          </table:table-cell>
          <table:table-cell office:value-type="float" office:value="3.948273" calcext:value-type="float">
            <text:p>3.948273</text:p>
          </table:table-cell>
        </table:table-row>
        <table:table-row table:style-name="ro1">
          <table:table-cell office:value-type="float" office:value="26.052284" calcext:value-type="float">
            <text:p>26.052284</text:p>
          </table:table-cell>
          <table:table-cell office:value-type="float" office:value="19.23427" calcext:value-type="float">
            <text:p>19.23427</text:p>
          </table:table-cell>
          <table:table-cell office:value-type="float" office:value="18.743282" calcext:value-type="float">
            <text:p>18.743282</text:p>
          </table:table-cell>
          <table:table-cell office:value-type="float" office:value="24.418528" calcext:value-type="float">
            <text:p>24.418528</text:p>
          </table:table-cell>
          <table:table-cell office:value-type="float" office:value="10.458279" calcext:value-type="float">
            <text:p>10.458279</text:p>
          </table:table-cell>
          <table:table-cell office:value-type="float" office:value="5.078588" calcext:value-type="float">
            <text:p>5.078588</text:p>
          </table:table-cell>
        </table:table-row>
        <table:table-row table:style-name="ro1">
          <table:table-cell office:value-type="float" office:value="26.130377" calcext:value-type="float">
            <text:p>26.130377</text:p>
          </table:table-cell>
          <table:table-cell office:value-type="float" office:value="12.85024" calcext:value-type="float">
            <text:p>12.85024</text:p>
          </table:table-cell>
          <table:table-cell office:value-type="float" office:value="22.535856" calcext:value-type="float">
            <text:p>22.535856</text:p>
          </table:table-cell>
          <table:table-cell office:value-type="float" office:value="21.906" calcext:value-type="float">
            <text:p>21.906</text:p>
          </table:table-cell>
          <table:table-cell office:value-type="float" office:value="10.845601" calcext:value-type="float">
            <text:p>10.845601</text:p>
          </table:table-cell>
          <table:table-cell office:value-type="float" office:value="13.083977" calcext:value-type="float">
            <text:p>13.083977</text:p>
          </table:table-cell>
        </table:table-row>
        <table:table-row table:style-name="ro1">
          <table:table-cell office:value-type="float" office:value="26.455097" calcext:value-type="float">
            <text:p>26.455097</text:p>
          </table:table-cell>
          <table:table-cell office:value-type="float" office:value="8.574337" calcext:value-type="float">
            <text:p>8.574337</text:p>
          </table:table-cell>
          <table:table-cell office:value-type="float" office:value="18.511803" calcext:value-type="float">
            <text:p>18.511803</text:p>
          </table:table-cell>
          <table:table-cell office:value-type="float" office:value="20.898256" calcext:value-type="float">
            <text:p>20.898256</text:p>
          </table:table-cell>
          <table:table-cell office:value-type="float" office:value="14.739879" calcext:value-type="float">
            <text:p>14.739879</text:p>
          </table:table-cell>
          <table:table-cell office:value-type="float" office:value="4.883637" calcext:value-type="float">
            <text:p>4.883637</text:p>
          </table:table-cell>
        </table:table-row>
        <table:table-row table:style-name="ro1">
          <table:table-cell office:value-type="float" office:value="28.733614" calcext:value-type="float">
            <text:p>28.733614</text:p>
          </table:table-cell>
          <table:table-cell office:value-type="float" office:value="10.599995" calcext:value-type="float">
            <text:p>10.599995</text:p>
          </table:table-cell>
          <table:table-cell office:value-type="float" office:value="23.665422" calcext:value-type="float">
            <text:p>23.665422</text:p>
          </table:table-cell>
          <table:table-cell office:value-type="float" office:value="25.562561" calcext:value-type="float">
            <text:p>25.562561</text:p>
          </table:table-cell>
          <table:table-cell office:value-type="float" office:value="14.357016" calcext:value-type="float">
            <text:p>14.357016</text:p>
          </table:table-cell>
          <table:table-cell office:value-type="float" office:value="6.407752" calcext:value-type="float">
            <text:p>6.407752</text:p>
          </table:table-cell>
        </table:table-row>
        <table:table-row table:style-name="ro1">
          <table:table-cell office:value-type="float" office:value="28.550997" calcext:value-type="float">
            <text:p>28.550997</text:p>
          </table:table-cell>
          <table:table-cell office:value-type="float" office:value="10.792174" calcext:value-type="float">
            <text:p>10.792174</text:p>
          </table:table-cell>
          <table:table-cell office:value-type="float" office:value="15.24971" calcext:value-type="float">
            <text:p>15.24971</text:p>
          </table:table-cell>
          <table:table-cell office:value-type="float" office:value="18.156441" calcext:value-type="float">
            <text:p>18.156441</text:p>
          </table:table-cell>
          <table:table-cell office:value-type="float" office:value="20.529245" calcext:value-type="float">
            <text:p>20.529245</text:p>
          </table:table-cell>
          <table:table-cell office:value-type="float" office:value="7.550764" calcext:value-type="float">
            <text:p>7.550764</text:p>
          </table:table-cell>
        </table:table-row>
        <table:table-row table:style-name="ro1">
          <table:table-cell office:value-type="float" office:value="29.843285" calcext:value-type="float">
            <text:p>29.843285</text:p>
          </table:table-cell>
          <table:table-cell office:value-type="float" office:value="10.751228" calcext:value-type="float">
            <text:p>10.751228</text:p>
          </table:table-cell>
          <table:table-cell office:value-type="float" office:value="20.759161" calcext:value-type="float">
            <text:p>20.759161</text:p>
          </table:table-cell>
          <table:table-cell office:value-type="float" office:value="25.732025" calcext:value-type="float">
            <text:p>25.732025</text:p>
          </table:table-cell>
          <table:table-cell office:value-type="float" office:value="9.862355" calcext:value-type="float">
            <text:p>9.862355</text:p>
          </table:table-cell>
          <table:table-cell office:value-type="float" office:value="9.238699" calcext:value-type="float">
            <text:p>9.238699</text:p>
          </table:table-cell>
        </table:table-row>
        <table:table-row table:style-name="ro1">
          <table:table-cell office:value-type="float" office:value="29.386349" calcext:value-type="float">
            <text:p>29.386349</text:p>
          </table:table-cell>
          <table:table-cell office:value-type="float" office:value="10.359576" calcext:value-type="float">
            <text:p>10.359576</text:p>
          </table:table-cell>
          <table:table-cell office:value-type="float" office:value="22.475607" calcext:value-type="float">
            <text:p>22.475607</text:p>
          </table:table-cell>
          <table:table-cell office:value-type="float" office:value="19.885624" calcext:value-type="float">
            <text:p>19.885624</text:p>
          </table:table-cell>
          <table:table-cell office:value-type="float" office:value="14.94679" calcext:value-type="float">
            <text:p>14.94679</text:p>
          </table:table-cell>
          <table:table-cell office:value-type="float" office:value="11.217808" calcext:value-type="float">
            <text:p>11.217808</text:p>
          </table:table-cell>
        </table:table-row>
        <table:table-row table:style-name="ro1">
          <table:table-cell office:value-type="float" office:value="28.22769" calcext:value-type="float">
            <text:p>28.22769</text:p>
          </table:table-cell>
          <table:table-cell office:value-type="float" office:value="11.757756" calcext:value-type="float">
            <text:p>11.757756</text:p>
          </table:table-cell>
          <table:table-cell office:value-type="float" office:value="22.86713" calcext:value-type="float">
            <text:p>22.86713</text:p>
          </table:table-cell>
          <table:table-cell office:value-type="float" office:value="25.741074" calcext:value-type="float">
            <text:p>25.741074</text:p>
          </table:table-cell>
          <table:table-cell office:value-type="float" office:value="14.902649" calcext:value-type="float">
            <text:p>14.902649</text:p>
          </table:table-cell>
          <table:table-cell office:value-type="float" office:value="10.882385" calcext:value-type="float">
            <text:p>10.882385</text:p>
          </table:table-cell>
        </table:table-row>
        <table:table-row table:style-name="ro1">
          <table:table-cell office:value-type="float" office:value="28.538338" calcext:value-type="float">
            <text:p>28.538338</text:p>
          </table:table-cell>
          <table:table-cell office:value-type="float" office:value="19.813602" calcext:value-type="float">
            <text:p>19.813602</text:p>
          </table:table-cell>
          <table:table-cell office:value-type="float" office:value="18.626719" calcext:value-type="float">
            <text:p>18.626719</text:p>
          </table:table-cell>
          <table:table-cell office:value-type="float" office:value="26.148878" calcext:value-type="float">
            <text:p>26.148878</text:p>
          </table:table-cell>
          <table:table-cell office:value-type="float" office:value="11.498481" calcext:value-type="float">
            <text:p>11.498481</text:p>
          </table:table-cell>
          <table:table-cell office:value-type="float" office:value="5.557252" calcext:value-type="float">
            <text:p>5.557252</text:p>
          </table:table-cell>
        </table:table-row>
        <table:table-row table:style-name="ro1">
          <table:table-cell office:value-type="float" office:value="23.947056" calcext:value-type="float">
            <text:p>23.947056</text:p>
          </table:table-cell>
          <table:table-cell office:value-type="float" office:value="8.374683" calcext:value-type="float">
            <text:p>8.374683</text:p>
          </table:table-cell>
          <table:table-cell office:value-type="float" office:value="20.750635" calcext:value-type="float">
            <text:p>20.750635</text:p>
          </table:table-cell>
          <table:table-cell office:value-type="float" office:value="24.407253" calcext:value-type="float">
            <text:p>24.407253</text:p>
          </table:table-cell>
          <table:table-cell office:value-type="float" office:value="13.187488" calcext:value-type="float">
            <text:p>13.187488</text:p>
          </table:table-cell>
          <table:table-cell office:value-type="float" office:value="6.842857" calcext:value-type="float">
            <text:p>6.842857</text:p>
          </table:table-cell>
        </table:table-row>
        <table:table-row table:style-name="ro1">
          <table:table-cell office:value-type="float" office:value="28.845385" calcext:value-type="float">
            <text:p>28.845385</text:p>
          </table:table-cell>
          <table:table-cell office:value-type="float" office:value="11.675117" calcext:value-type="float">
            <text:p>11.675117</text:p>
          </table:table-cell>
          <table:table-cell office:value-type="float" office:value="22.477848" calcext:value-type="float">
            <text:p>22.477848</text:p>
          </table:table-cell>
          <table:table-cell office:value-type="float" office:value="25.658518" calcext:value-type="float">
            <text:p>25.658518</text:p>
          </table:table-cell>
          <table:table-cell office:value-type="float" office:value="16.712572" calcext:value-type="float">
            <text:p>16.712572</text:p>
          </table:table-cell>
          <table:table-cell office:value-type="float" office:value="6.494166" calcext:value-type="float">
            <text:p>6.494166</text:p>
          </table:table-cell>
        </table:table-row>
        <table:table-row table:style-name="ro1">
          <table:table-cell office:value-type="float" office:value="28.24032" calcext:value-type="float">
            <text:p>28.24032</text:p>
          </table:table-cell>
          <table:table-cell office:value-type="float" office:value="6.265765" calcext:value-type="float">
            <text:p>6.265765</text:p>
          </table:table-cell>
          <table:table-cell office:value-type="float" office:value="18.270994" calcext:value-type="float">
            <text:p>18.270994</text:p>
          </table:table-cell>
          <table:table-cell office:value-type="float" office:value="16.920401" calcext:value-type="float">
            <text:p>16.920401</text:p>
          </table:table-cell>
          <table:table-cell office:value-type="float" office:value="12.14168" calcext:value-type="float">
            <text:p>12.14168</text:p>
          </table:table-cell>
          <table:table-cell office:value-type="float" office:value="9.39092" calcext:value-type="float">
            <text:p>9.39092</text:p>
          </table:table-cell>
        </table:table-row>
        <table:table-row table:style-name="ro1">
          <table:table-cell office:value-type="float" office:value="24.723717" calcext:value-type="float">
            <text:p>24.723717</text:p>
          </table:table-cell>
          <table:table-cell office:value-type="float" office:value="8.320883" calcext:value-type="float">
            <text:p>8.320883</text:p>
          </table:table-cell>
          <table:table-cell office:value-type="float" office:value="22.146622" calcext:value-type="float">
            <text:p>22.146622</text:p>
          </table:table-cell>
          <table:table-cell office:value-type="float" office:value="22.992455" calcext:value-type="float">
            <text:p>22.992455</text:p>
          </table:table-cell>
          <table:table-cell office:value-type="float" office:value="11.246556" calcext:value-type="float">
            <text:p>11.246556</text:p>
          </table:table-cell>
          <table:table-cell office:value-type="float" office:value="7.74808" calcext:value-type="float">
            <text:p>7.74808</text:p>
          </table:table-cell>
        </table:table-row>
        <table:table-row table:style-name="ro1">
          <table:table-cell office:value-type="float" office:value="26.633812" calcext:value-type="float">
            <text:p>26.633812</text:p>
          </table:table-cell>
          <table:table-cell office:value-type="float" office:value="6.44645" calcext:value-type="float">
            <text:p>6.44645</text:p>
          </table:table-cell>
          <table:table-cell office:value-type="float" office:value="13.803344" calcext:value-type="float">
            <text:p>13.803344</text:p>
          </table:table-cell>
          <table:table-cell office:value-type="float" office:value="20.392096" calcext:value-type="float">
            <text:p>20.392096</text:p>
          </table:table-cell>
          <table:table-cell office:value-type="float" office:value="18.23925" calcext:value-type="float">
            <text:p>18.23925</text:p>
          </table:table-cell>
          <table:table-cell office:value-type="float" office:value="9.086374" calcext:value-type="float">
            <text:p>9.086374</text:p>
          </table:table-cell>
        </table:table-row>
        <table:table-row table:style-name="ro1">
          <table:table-cell office:value-type="float" office:value="30.953035" calcext:value-type="float">
            <text:p>30.953035</text:p>
          </table:table-cell>
          <table:table-cell office:value-type="float" office:value="9.323502" calcext:value-type="float">
            <text:p>9.323502</text:p>
          </table:table-cell>
          <table:table-cell office:value-type="float" office:value="21.829857" calcext:value-type="float">
            <text:p>21.829857</text:p>
          </table:table-cell>
          <table:table-cell office:value-type="float" office:value="21.131969" calcext:value-type="float">
            <text:p>21.131969</text:p>
          </table:table-cell>
          <table:table-cell office:value-type="float" office:value="16.25902" calcext:value-type="float">
            <text:p>16.25902</text:p>
          </table:table-cell>
          <table:table-cell office:value-type="float" office:value="7.211296" calcext:value-type="float">
            <text:p>7.211296</text:p>
          </table:table-cell>
        </table:table-row>
        <table:table-row table:style-name="ro1">
          <table:table-cell office:value-type="float" office:value="31.116953" calcext:value-type="float">
            <text:p>31.116953</text:p>
          </table:table-cell>
          <table:table-cell office:value-type="float" office:value="12.879289" calcext:value-type="float">
            <text:p>12.879289</text:p>
          </table:table-cell>
          <table:table-cell office:value-type="float" office:value="23.409569" calcext:value-type="float">
            <text:p>23.409569</text:p>
          </table:table-cell>
          <table:table-cell office:value-type="float" office:value="22.789968" calcext:value-type="float">
            <text:p>22.789968</text:p>
          </table:table-cell>
          <table:table-cell office:value-type="float" office:value="14.732009" calcext:value-type="float">
            <text:p>14.732009</text:p>
          </table:table-cell>
          <table:table-cell office:value-type="float" office:value="6.460821" calcext:value-type="float">
            <text:p>6.460821</text:p>
          </table:table-cell>
        </table:table-row>
        <table:table-row table:style-name="ro1">
          <table:table-cell office:value-type="float" office:value="20.959503" calcext:value-type="float">
            <text:p>20.959503</text:p>
          </table:table-cell>
          <table:table-cell office:value-type="float" office:value="12.602968" calcext:value-type="float">
            <text:p>12.602968</text:p>
          </table:table-cell>
          <table:table-cell office:value-type="float" office:value="17.141291" calcext:value-type="float">
            <text:p>17.141291</text:p>
          </table:table-cell>
          <table:table-cell office:value-type="float" office:value="23.852451" calcext:value-type="float">
            <text:p>23.852451</text:p>
          </table:table-cell>
          <table:table-cell office:value-type="float" office:value="14.999218" calcext:value-type="float">
            <text:p>14.999218</text:p>
          </table:table-cell>
          <table:table-cell office:value-type="float" office:value="8.711921" calcext:value-type="float">
            <text:p>8.711921</text:p>
          </table:table-cell>
        </table:table-row>
        <table:table-row table:style-name="ro1">
          <table:table-cell office:value-type="float" office:value="27.956499" calcext:value-type="float">
            <text:p>27.956499</text:p>
          </table:table-cell>
          <table:table-cell office:value-type="float" office:value="13.609019" calcext:value-type="float">
            <text:p>13.609019</text:p>
          </table:table-cell>
          <table:table-cell office:value-type="float" office:value="18.733019" calcext:value-type="float">
            <text:p>18.733019</text:p>
          </table:table-cell>
          <table:table-cell office:value-type="float" office:value="22.014162" calcext:value-type="float">
            <text:p>22.014162</text:p>
          </table:table-cell>
          <table:table-cell office:value-type="float" office:value="15.527146" calcext:value-type="float">
            <text:p>15.527146</text:p>
          </table:table-cell>
          <table:table-cell office:value-type="float" office:value="10.999743" calcext:value-type="float">
            <text:p>10.999743</text:p>
          </table:table-cell>
        </table:table-row>
        <table:table-row table:style-name="ro1">
          <table:table-cell office:value-type="float" office:value="31.872864" calcext:value-type="float">
            <text:p>31.872864</text:p>
          </table:table-cell>
          <table:table-cell office:value-type="float" office:value="8.943518" calcext:value-type="float">
            <text:p>8.943518</text:p>
          </table:table-cell>
          <table:table-cell office:value-type="float" office:value="18.358654" calcext:value-type="float">
            <text:p>18.358654</text:p>
          </table:table-cell>
          <table:table-cell office:value-type="float" office:value="24.65377" calcext:value-type="float">
            <text:p>24.65377</text:p>
          </table:table-cell>
          <table:table-cell office:value-type="float" office:value="8.360085" calcext:value-type="float">
            <text:p>8.360085</text:p>
          </table:table-cell>
          <table:table-cell office:value-type="float" office:value="10.208816" calcext:value-type="float">
            <text:p>10.208816</text:p>
          </table:table-cell>
        </table:table-row>
        <table:table-row table:style-name="ro1">
          <table:table-cell office:value-type="float" office:value="26.097677" calcext:value-type="float">
            <text:p>26.097677</text:p>
          </table:table-cell>
          <table:table-cell office:value-type="float" office:value="16.264061" calcext:value-type="float">
            <text:p>16.264061</text:p>
          </table:table-cell>
          <table:table-cell office:value-type="float" office:value="24.531662" calcext:value-type="float">
            <text:p>24.531662</text:p>
          </table:table-cell>
          <table:table-cell office:value-type="float" office:value="23.721464" calcext:value-type="float">
            <text:p>23.721464</text:p>
          </table:table-cell>
          <table:table-cell office:value-type="float" office:value="12.468403" calcext:value-type="float">
            <text:p>12.468403</text:p>
          </table:table-cell>
          <table:table-cell office:value-type="float" office:value="6.878686" calcext:value-type="float">
            <text:p>6.878686</text:p>
          </table:table-cell>
        </table:table-row>
        <table:table-row table:style-name="ro1">
          <table:table-cell office:value-type="float" office:value="26.388678" calcext:value-type="float">
            <text:p>26.388678</text:p>
          </table:table-cell>
          <table:table-cell office:value-type="float" office:value="11.445029" calcext:value-type="float">
            <text:p>11.445029</text:p>
          </table:table-cell>
          <table:table-cell office:value-type="float" office:value="20.422182" calcext:value-type="float">
            <text:p>20.422182</text:p>
          </table:table-cell>
          <table:table-cell office:value-type="float" office:value="25.463303" calcext:value-type="float">
            <text:p>25.463303</text:p>
          </table:table-cell>
          <table:table-cell office:value-type="float" office:value="14.714397" calcext:value-type="float">
            <text:p>14.714397</text:p>
          </table:table-cell>
          <table:table-cell office:value-type="float" office:value="3.323504" calcext:value-type="float">
            <text:p>3.323504</text:p>
          </table:table-cell>
        </table:table-row>
        <table:table-row table:style-name="ro1">
          <table:table-cell office:value-type="float" office:value="24.513933" calcext:value-type="float">
            <text:p>24.513933</text:p>
          </table:table-cell>
          <table:table-cell office:value-type="float" office:value="7.059963" calcext:value-type="float">
            <text:p>7.059963</text:p>
          </table:table-cell>
          <table:table-cell office:value-type="float" office:value="18.509027" calcext:value-type="float">
            <text:p>18.509027</text:p>
          </table:table-cell>
          <table:table-cell office:value-type="float" office:value="22.554037" calcext:value-type="float">
            <text:p>22.554037</text:p>
          </table:table-cell>
          <table:table-cell office:value-type="float" office:value="18.467571" calcext:value-type="float">
            <text:p>18.467571</text:p>
          </table:table-cell>
          <table:table-cell office:value-type="float" office:value="4.957978" calcext:value-type="float">
            <text:p>4.957978</text:p>
          </table:table-cell>
        </table:table-row>
        <table:table-row table:style-name="ro1">
          <table:table-cell office:value-type="float" office:value="29.366932" calcext:value-type="float">
            <text:p>29.366932</text:p>
          </table:table-cell>
          <table:table-cell office:value-type="float" office:value="10.861627" calcext:value-type="float">
            <text:p>10.861627</text:p>
          </table:table-cell>
          <table:table-cell office:value-type="float" office:value="17.426935" calcext:value-type="float">
            <text:p>17.426935</text:p>
          </table:table-cell>
          <table:table-cell office:value-type="float" office:value="22.157187" calcext:value-type="float">
            <text:p>22.157187</text:p>
          </table:table-cell>
          <table:table-cell office:value-type="float" office:value="14.995366" calcext:value-type="float">
            <text:p>14.995366</text:p>
          </table:table-cell>
          <table:table-cell office:value-type="float" office:value="8.656789" calcext:value-type="float">
            <text:p>8.656789</text:p>
          </table:table-cell>
        </table:table-row>
        <table:table-row table:style-name="ro1">
          <table:table-cell office:value-type="float" office:value="31.595938" calcext:value-type="float">
            <text:p>31.595938</text:p>
          </table:table-cell>
          <table:table-cell office:value-type="float" office:value="14.901086" calcext:value-type="float">
            <text:p>14.901086</text:p>
          </table:table-cell>
          <table:table-cell office:value-type="float" office:value="19.876196" calcext:value-type="float">
            <text:p>19.876196</text:p>
          </table:table-cell>
          <table:table-cell office:value-type="float" office:value="26.168688" calcext:value-type="float">
            <text:p>26.168688</text:p>
          </table:table-cell>
          <table:table-cell office:value-type="float" office:value="12.279941" calcext:value-type="float">
            <text:p>12.279941</text:p>
          </table:table-cell>
          <table:table-cell office:value-type="float" office:value="6.107559" calcext:value-type="float">
            <text:p>6.107559</text:p>
          </table:table-cell>
        </table:table-row>
        <table:table-row table:style-name="ro1">
          <table:table-cell office:value-type="float" office:value="27.047731" calcext:value-type="float">
            <text:p>27.047731</text:p>
          </table:table-cell>
          <table:table-cell office:value-type="float" office:value="18.721298" calcext:value-type="float">
            <text:p>18.721298</text:p>
          </table:table-cell>
          <table:table-cell office:value-type="float" office:value="17.749092" calcext:value-type="float">
            <text:p>17.749092</text:p>
          </table:table-cell>
          <table:table-cell office:value-type="float" office:value="27.143915" calcext:value-type="float">
            <text:p>27.143915</text:p>
          </table:table-cell>
          <table:table-cell office:value-type="float" office:value="17.660381" calcext:value-type="float">
            <text:p>17.660381</text:p>
          </table:table-cell>
          <table:table-cell office:value-type="float" office:value="4.754192" calcext:value-type="float">
            <text:p>4.754192</text:p>
          </table:table-cell>
        </table:table-row>
        <table:table-row table:style-name="ro1">
          <table:table-cell office:value-type="float" office:value="24.668179" calcext:value-type="float">
            <text:p>24.668179</text:p>
          </table:table-cell>
          <table:table-cell office:value-type="float" office:value="13.485799" calcext:value-type="float">
            <text:p>13.485799</text:p>
          </table:table-cell>
          <table:table-cell office:value-type="float" office:value="21.459522" calcext:value-type="float">
            <text:p>21.459522</text:p>
          </table:table-cell>
          <table:table-cell office:value-type="float" office:value="22.727383" calcext:value-type="float">
            <text:p>22.727383</text:p>
          </table:table-cell>
          <table:table-cell office:value-type="float" office:value="13.219142" calcext:value-type="float">
            <text:p>13.219142</text:p>
          </table:table-cell>
          <table:table-cell office:value-type="float" office:value="7.327538" calcext:value-type="float">
            <text:p>7.327538</text:p>
          </table:table-cell>
        </table:table-row>
        <table:table-row table:style-name="ro1">
          <table:table-cell office:value-type="float" office:value="30.785263" calcext:value-type="float">
            <text:p>30.785263</text:p>
          </table:table-cell>
          <table:table-cell office:value-type="float" office:value="15.390684" calcext:value-type="float">
            <text:p>15.390684</text:p>
          </table:table-cell>
          <table:table-cell office:value-type="float" office:value="23.087008" calcext:value-type="float">
            <text:p>23.087008</text:p>
          </table:table-cell>
          <table:table-cell office:value-type="float" office:value="21.896502" calcext:value-type="float">
            <text:p>21.896502</text:p>
          </table:table-cell>
          <table:table-cell office:value-type="float" office:value="11.119055" calcext:value-type="float">
            <text:p>11.119055</text:p>
          </table:table-cell>
          <table:table-cell office:value-type="float" office:value="6.15609" calcext:value-type="float">
            <text:p>6.15609</text:p>
          </table:table-cell>
        </table:table-row>
        <table:table-row table:style-name="ro1">
          <table:table-cell office:value-type="float" office:value="25.330399" calcext:value-type="float">
            <text:p>25.330399</text:p>
          </table:table-cell>
          <table:table-cell office:value-type="float" office:value="12.283073" calcext:value-type="float">
            <text:p>12.283073</text:p>
          </table:table-cell>
          <table:table-cell office:value-type="float" office:value="18.255594" calcext:value-type="float">
            <text:p>18.255594</text:p>
          </table:table-cell>
          <table:table-cell office:value-type="float" office:value="22.551985" calcext:value-type="float">
            <text:p>22.551985</text:p>
          </table:table-cell>
          <table:table-cell office:value-type="float" office:value="12.758935" calcext:value-type="float">
            <text:p>12.758935</text:p>
          </table:table-cell>
          <table:table-cell office:value-type="float" office:value="11.746021" calcext:value-type="float">
            <text:p>11.746021</text:p>
          </table:table-cell>
        </table:table-row>
        <table:table-row table:style-name="ro1">
          <table:table-cell office:value-type="float" office:value="24.77879" calcext:value-type="float">
            <text:p>24.77879</text:p>
          </table:table-cell>
          <table:table-cell office:value-type="float" office:value="12.417658" calcext:value-type="float">
            <text:p>12.417658</text:p>
          </table:table-cell>
          <table:table-cell office:value-type="float" office:value="15.977521" calcext:value-type="float">
            <text:p>15.977521</text:p>
          </table:table-cell>
          <table:table-cell office:value-type="float" office:value="20.013983" calcext:value-type="float">
            <text:p>20.013983</text:p>
          </table:table-cell>
          <table:table-cell office:value-type="float" office:value="17.043211" calcext:value-type="float">
            <text:p>17.043211</text:p>
          </table:table-cell>
          <table:table-cell office:value-type="float" office:value="8.389001" calcext:value-type="float">
            <text:p>8.389001</text:p>
          </table:table-cell>
        </table:table-row>
        <table:table-row table:style-name="ro1">
          <table:table-cell office:value-type="float" office:value="31.640587" calcext:value-type="float">
            <text:p>31.640587</text:p>
          </table:table-cell>
          <table:table-cell office:value-type="float" office:value="12.987787" calcext:value-type="float">
            <text:p>12.987787</text:p>
          </table:table-cell>
          <table:table-cell office:value-type="float" office:value="17.524673" calcext:value-type="float">
            <text:p>17.524673</text:p>
          </table:table-cell>
          <table:table-cell office:value-type="float" office:value="20.441366" calcext:value-type="float">
            <text:p>20.441366</text:p>
          </table:table-cell>
          <table:table-cell office:value-type="float" office:value="14.60597" calcext:value-type="float">
            <text:p>14.60597</text:p>
          </table:table-cell>
          <table:table-cell office:value-type="float" office:value="4.453372" calcext:value-type="float">
            <text:p>4.453372</text:p>
          </table:table-cell>
        </table:table-row>
        <table:table-row table:style-name="ro1">
          <table:table-cell office:value-type="float" office:value="29.095758" calcext:value-type="float">
            <text:p>29.095758</text:p>
          </table:table-cell>
          <table:table-cell office:value-type="float" office:value="11.579761" calcext:value-type="float">
            <text:p>11.579761</text:p>
          </table:table-cell>
          <table:table-cell office:value-type="float" office:value="22.153564" calcext:value-type="float">
            <text:p>22.153564</text:p>
          </table:table-cell>
          <table:table-cell office:value-type="float" office:value="18.537165" calcext:value-type="float">
            <text:p>18.537165</text:p>
          </table:table-cell>
          <table:table-cell office:value-type="float" office:value="14.559906" calcext:value-type="float">
            <text:p>14.559906</text:p>
          </table:table-cell>
          <table:table-cell office:value-type="float" office:value="8.431289" calcext:value-type="float">
            <text:p>8.431289</text:p>
          </table:table-cell>
        </table:table-row>
        <table:table-row table:style-name="ro1">
          <table:table-cell office:value-type="float" office:value="32.779095" calcext:value-type="float">
            <text:p>32.779095</text:p>
          </table:table-cell>
          <table:table-cell office:value-type="float" office:value="15.358913" calcext:value-type="float">
            <text:p>15.358913</text:p>
          </table:table-cell>
          <table:table-cell office:value-type="float" office:value="20.257149" calcext:value-type="float">
            <text:p>20.257149</text:p>
          </table:table-cell>
          <table:table-cell office:value-type="float" office:value="25.212011" calcext:value-type="float">
            <text:p>25.212011</text:p>
          </table:table-cell>
          <table:table-cell office:value-type="float" office:value="13.068298" calcext:value-type="float">
            <text:p>13.068298</text:p>
          </table:table-cell>
          <table:table-cell office:value-type="float" office:value="10.726461" calcext:value-type="float">
            <text:p>10.726461</text:p>
          </table:table-cell>
        </table:table-row>
        <table:table-row table:style-name="ro1">
          <table:table-cell office:value-type="float" office:value="35.030907" calcext:value-type="float">
            <text:p>35.030907</text:p>
          </table:table-cell>
          <table:table-cell office:value-type="float" office:value="6.639762" calcext:value-type="float">
            <text:p>6.639762</text:p>
          </table:table-cell>
          <table:table-cell office:value-type="float" office:value="21.238081" calcext:value-type="float">
            <text:p>21.238081</text:p>
          </table:table-cell>
          <table:table-cell office:value-type="float" office:value="25.346832" calcext:value-type="float">
            <text:p>25.346832</text:p>
          </table:table-cell>
          <table:table-cell office:value-type="float" office:value="16.072897" calcext:value-type="float">
            <text:p>16.072897</text:p>
          </table:table-cell>
          <table:table-cell office:value-type="float" office:value="6.441304" calcext:value-type="float">
            <text:p>6.441304</text:p>
          </table:table-cell>
        </table:table-row>
        <table:table-row table:style-name="ro1">
          <table:table-cell office:value-type="float" office:value="26.896448" calcext:value-type="float">
            <text:p>26.896448</text:p>
          </table:table-cell>
          <table:table-cell office:value-type="float" office:value="16.172876" calcext:value-type="float">
            <text:p>16.172876</text:p>
          </table:table-cell>
          <table:table-cell office:value-type="float" office:value="14.700457" calcext:value-type="float">
            <text:p>14.700457</text:p>
          </table:table-cell>
          <table:table-cell office:value-type="float" office:value="27.644926" calcext:value-type="float">
            <text:p>27.644926</text:p>
          </table:table-cell>
          <table:table-cell office:value-type="float" office:value="8.433315" calcext:value-type="float">
            <text:p>8.433315</text:p>
          </table:table-cell>
          <table:table-cell office:value-type="float" office:value="7.357404" calcext:value-type="float">
            <text:p>7.357404</text:p>
          </table:table-cell>
        </table:table-row>
        <table:table-row table:style-name="ro1">
          <table:table-cell office:value-type="float" office:value="32.441208" calcext:value-type="float">
            <text:p>32.441208</text:p>
          </table:table-cell>
          <table:table-cell office:value-type="float" office:value="13.260548" calcext:value-type="float">
            <text:p>13.260548</text:p>
          </table:table-cell>
          <table:table-cell office:value-type="float" office:value="18.33091" calcext:value-type="float">
            <text:p>18.33091</text:p>
          </table:table-cell>
          <table:table-cell office:value-type="float" office:value="24.867006" calcext:value-type="float">
            <text:p>24.867006</text:p>
          </table:table-cell>
          <table:table-cell office:value-type="float" office:value="14.426729" calcext:value-type="float">
            <text:p>14.426729</text:p>
          </table:table-cell>
          <table:table-cell office:value-type="float" office:value="3.56752" calcext:value-type="float">
            <text:p>3.56752</text:p>
          </table:table-cell>
        </table:table-row>
        <table:table-row table:style-name="ro1">
          <table:table-cell office:value-type="float" office:value="19.391371" calcext:value-type="float">
            <text:p>19.391371</text:p>
          </table:table-cell>
          <table:table-cell office:value-type="float" office:value="12.997995" calcext:value-type="float">
            <text:p>12.997995</text:p>
          </table:table-cell>
          <table:table-cell office:value-type="float" office:value="15.806515" calcext:value-type="float">
            <text:p>15.806515</text:p>
          </table:table-cell>
          <table:table-cell office:value-type="float" office:value="19.831161" calcext:value-type="float">
            <text:p>19.831161</text:p>
          </table:table-cell>
          <table:table-cell office:value-type="float" office:value="15.215398" calcext:value-type="float">
            <text:p>15.215398</text:p>
          </table:table-cell>
          <table:table-cell office:value-type="float" office:value="5.320875" calcext:value-type="float">
            <text:p>5.320875</text:p>
          </table:table-cell>
        </table:table-row>
        <table:table-row table:style-name="ro1">
          <table:table-cell office:value-type="float" office:value="28.895748" calcext:value-type="float">
            <text:p>28.895748</text:p>
          </table:table-cell>
          <table:table-cell office:value-type="float" office:value="9.814054" calcext:value-type="float">
            <text:p>9.814054</text:p>
          </table:table-cell>
          <table:table-cell office:value-type="float" office:value="20.318626" calcext:value-type="float">
            <text:p>20.318626</text:p>
          </table:table-cell>
          <table:table-cell office:value-type="float" office:value="23.252077" calcext:value-type="float">
            <text:p>23.252077</text:p>
          </table:table-cell>
          <table:table-cell office:value-type="float" office:value="7.718215" calcext:value-type="float">
            <text:p>7.718215</text:p>
          </table:table-cell>
          <table:table-cell office:value-type="float" office:value="7.693003" calcext:value-type="float">
            <text:p>7.693003</text:p>
          </table:table-cell>
        </table:table-row>
        <table:table-row table:style-name="ro1">
          <table:table-cell office:value-type="float" office:value="27.068031" calcext:value-type="float">
            <text:p>27.068031</text:p>
          </table:table-cell>
          <table:table-cell office:value-type="float" office:value="10.69691" calcext:value-type="float">
            <text:p>10.69691</text:p>
          </table:table-cell>
          <table:table-cell office:value-type="float" office:value="16.53689" calcext:value-type="float">
            <text:p>16.53689</text:p>
          </table:table-cell>
          <table:table-cell office:value-type="float" office:value="22.733471" calcext:value-type="float">
            <text:p>22.733471</text:p>
          </table:table-cell>
          <table:table-cell office:value-type="float" office:value="15.396071" calcext:value-type="float">
            <text:p>15.396071</text:p>
          </table:table-cell>
          <table:table-cell office:value-type="float" office:value="5.993648" calcext:value-type="float">
            <text:p>5.993648</text:p>
          </table:table-cell>
        </table:table-row>
        <table:table-row table:style-name="ro1">
          <table:table-cell office:value-type="float" office:value="32.208397" calcext:value-type="float">
            <text:p>32.208397</text:p>
          </table:table-cell>
          <table:table-cell office:value-type="float" office:value="16.384439" calcext:value-type="float">
            <text:p>16.384439</text:p>
          </table:table-cell>
          <table:table-cell office:value-type="float" office:value="25.096729" calcext:value-type="float">
            <text:p>25.096729</text:p>
          </table:table-cell>
          <table:table-cell office:value-type="float" office:value="21.963247" calcext:value-type="float">
            <text:p>21.963247</text:p>
          </table:table-cell>
          <table:table-cell office:value-type="float" office:value="11.92429" calcext:value-type="float">
            <text:p>11.92429</text:p>
          </table:table-cell>
          <table:table-cell office:value-type="float" office:value="10.051946" calcext:value-type="float">
            <text:p>10.051946</text:p>
          </table:table-cell>
        </table:table-row>
        <table:table-row table:style-name="ro1">
          <table:table-cell office:value-type="float" office:value="26.49165" calcext:value-type="float">
            <text:p>26.49165</text:p>
          </table:table-cell>
          <table:table-cell office:value-type="float" office:value="6.04995" calcext:value-type="float">
            <text:p>6.04995</text:p>
          </table:table-cell>
          <table:table-cell office:value-type="float" office:value="20.415474" calcext:value-type="float">
            <text:p>20.415474</text:p>
          </table:table-cell>
          <table:table-cell office:value-type="float" office:value="22.120098" calcext:value-type="float">
            <text:p>22.120098</text:p>
          </table:table-cell>
          <table:table-cell office:value-type="float" office:value="10.869869" calcext:value-type="float">
            <text:p>10.869869</text:p>
          </table:table-cell>
          <table:table-cell office:value-type="float" office:value="5.957185" calcext:value-type="float">
            <text:p>5.957185</text:p>
          </table:table-cell>
        </table:table-row>
        <table:table-row table:style-name="ro1">
          <table:table-cell office:value-type="float" office:value="26.589045" calcext:value-type="float">
            <text:p>26.589045</text:p>
          </table:table-cell>
          <table:table-cell office:value-type="float" office:value="10.089059" calcext:value-type="float">
            <text:p>10.089059</text:p>
          </table:table-cell>
          <table:table-cell office:value-type="float" office:value="18.382231" calcext:value-type="float">
            <text:p>18.382231</text:p>
          </table:table-cell>
          <table:table-cell office:value-type="float" office:value="22.84346" calcext:value-type="float">
            <text:p>22.84346</text:p>
          </table:table-cell>
          <table:table-cell office:value-type="float" office:value="14.501829" calcext:value-type="float">
            <text:p>14.501829</text:p>
          </table:table-cell>
          <table:table-cell office:value-type="float" office:value="10.078506" calcext:value-type="float">
            <text:p>10.078506</text:p>
          </table:table-cell>
        </table:table-row>
        <table:table-row table:style-name="ro1">
          <table:table-cell office:value-type="float" office:value="26.485561" calcext:value-type="float">
            <text:p>26.485561</text:p>
          </table:table-cell>
          <table:table-cell office:value-type="float" office:value="12.192287" calcext:value-type="float">
            <text:p>12.192287</text:p>
          </table:table-cell>
          <table:table-cell office:value-type="float" office:value="19.841579" calcext:value-type="float">
            <text:p>19.841579</text:p>
          </table:table-cell>
          <table:table-cell office:value-type="float" office:value="19.588705" calcext:value-type="float">
            <text:p>19.588705</text:p>
          </table:table-cell>
          <table:table-cell office:value-type="float" office:value="13.052887" calcext:value-type="float">
            <text:p>13.052887</text:p>
          </table:table-cell>
          <table:table-cell office:value-type="float" office:value="9.544924" calcext:value-type="float">
            <text:p>9.544924</text:p>
          </table:table-cell>
        </table:table-row>
        <table:table-row table:style-name="ro1">
          <table:table-cell office:value-type="float" office:value="24.927652" calcext:value-type="float">
            <text:p>24.927652</text:p>
          </table:table-cell>
          <table:table-cell office:value-type="float" office:value="12.940019" calcext:value-type="float">
            <text:p>12.940019</text:p>
          </table:table-cell>
          <table:table-cell office:value-type="float" office:value="17.671413" calcext:value-type="float">
            <text:p>17.671413</text:p>
          </table:table-cell>
          <table:table-cell office:value-type="float" office:value="26.23597" calcext:value-type="float">
            <text:p>26.23597</text:p>
          </table:table-cell>
          <table:table-cell office:value-type="float" office:value="15.761093" calcext:value-type="float">
            <text:p>15.761093</text:p>
          </table:table-cell>
          <table:table-cell office:value-type="float" office:value="6.421089" calcext:value-type="float">
            <text:p>6.421089</text:p>
          </table:table-cell>
        </table:table-row>
        <table:table-row table:style-name="ro1">
          <table:table-cell office:value-type="float" office:value="31.238827" calcext:value-type="float">
            <text:p>31.238827</text:p>
          </table:table-cell>
          <table:table-cell office:value-type="float" office:value="18.318321" calcext:value-type="float">
            <text:p>18.318321</text:p>
          </table:table-cell>
          <table:table-cell office:value-type="float" office:value="19.240604" calcext:value-type="float">
            <text:p>19.240604</text:p>
          </table:table-cell>
          <table:table-cell office:value-type="float" office:value="25.089767" calcext:value-type="float">
            <text:p>25.089767</text:p>
          </table:table-cell>
          <table:table-cell office:value-type="float" office:value="11.164451" calcext:value-type="float">
            <text:p>11.164451</text:p>
          </table:table-cell>
          <table:table-cell office:value-type="float" office:value="6.369447" calcext:value-type="float">
            <text:p>6.369447</text:p>
          </table:table-cell>
        </table:table-row>
        <table:table-row table:style-name="ro1">
          <table:table-cell office:value-type="float" office:value="28.939318" calcext:value-type="float">
            <text:p>28.939318</text:p>
          </table:table-cell>
          <table:table-cell office:value-type="float" office:value="12.142779" calcext:value-type="float">
            <text:p>12.142779</text:p>
          </table:table-cell>
          <table:table-cell office:value-type="float" office:value="18.180834" calcext:value-type="float">
            <text:p>18.180834</text:p>
          </table:table-cell>
          <table:table-cell office:value-type="float" office:value="20.816853" calcext:value-type="float">
            <text:p>20.816853</text:p>
          </table:table-cell>
          <table:table-cell office:value-type="float" office:value="12.375098" calcext:value-type="float">
            <text:p>12.375098</text:p>
          </table:table-cell>
          <table:table-cell office:value-type="float" office:value="5.505887" calcext:value-type="float">
            <text:p>5.505887</text:p>
          </table:table-cell>
        </table:table-row>
        <table:table-row table:style-name="ro1">
          <table:table-cell office:value-type="float" office:value="27.630131" calcext:value-type="float">
            <text:p>27.630131</text:p>
          </table:table-cell>
          <table:table-cell office:value-type="float" office:value="10.561348" calcext:value-type="float">
            <text:p>10.561348</text:p>
          </table:table-cell>
          <table:table-cell office:value-type="float" office:value="22.605457" calcext:value-type="float">
            <text:p>22.605457</text:p>
          </table:table-cell>
          <table:table-cell office:value-type="float" office:value="19.463205" calcext:value-type="float">
            <text:p>19.463205</text:p>
          </table:table-cell>
          <table:table-cell office:value-type="float" office:value="14.375712" calcext:value-type="float">
            <text:p>14.375712</text:p>
          </table:table-cell>
          <table:table-cell office:value-type="float" office:value="7.359557" calcext:value-type="float">
            <text:p>7.359557</text:p>
          </table:table-cell>
        </table:table-row>
        <table:table-row table:style-name="ro1">
          <table:table-cell office:value-type="float" office:value="27.850735" calcext:value-type="float">
            <text:p>27.850735</text:p>
          </table:table-cell>
          <table:table-cell office:value-type="float" office:value="13.993544" calcext:value-type="float">
            <text:p>13.993544</text:p>
          </table:table-cell>
          <table:table-cell office:value-type="float" office:value="15.209973" calcext:value-type="float">
            <text:p>15.209973</text:p>
          </table:table-cell>
          <table:table-cell office:value-type="float" office:value="21.950428" calcext:value-type="float">
            <text:p>21.950428</text:p>
          </table:table-cell>
          <table:table-cell office:value-type="float" office:value="14.728844" calcext:value-type="float">
            <text:p>14.728844</text:p>
          </table:table-cell>
          <table:table-cell office:value-type="float" office:value="5.261156" calcext:value-type="float">
            <text:p>5.261156</text:p>
          </table:table-cell>
        </table:table-row>
        <table:table-row table:style-name="ro1">
          <table:table-cell office:value-type="float" office:value="30.143599" calcext:value-type="float">
            <text:p>30.143599</text:p>
          </table:table-cell>
          <table:table-cell office:value-type="float" office:value="11.337689" calcext:value-type="float">
            <text:p>11.337689</text:p>
          </table:table-cell>
          <table:table-cell office:value-type="float" office:value="15.32862" calcext:value-type="float">
            <text:p>15.32862</text:p>
          </table:table-cell>
          <table:table-cell office:value-type="float" office:value="22.779089" calcext:value-type="float">
            <text:p>22.779089</text:p>
          </table:table-cell>
          <table:table-cell office:value-type="float" office:value="8.273642" calcext:value-type="float">
            <text:p>8.273642</text:p>
          </table:table-cell>
          <table:table-cell office:value-type="float" office:value="8.736053" calcext:value-type="float">
            <text:p>8.736053</text:p>
          </table:table-cell>
        </table:table-row>
        <table:table-row table:style-name="ro1">
          <table:table-cell office:value-type="float" office:value="30.76922" calcext:value-type="float">
            <text:p>30.76922</text:p>
          </table:table-cell>
          <table:table-cell office:value-type="float" office:value="12.207006" calcext:value-type="float">
            <text:p>12.207006</text:p>
          </table:table-cell>
          <table:table-cell office:value-type="float" office:value="19.299946" calcext:value-type="float">
            <text:p>19.299946</text:p>
          </table:table-cell>
          <table:table-cell office:value-type="float" office:value="24.585787" calcext:value-type="float">
            <text:p>24.585787</text:p>
          </table:table-cell>
          <table:table-cell office:value-type="float" office:value="17.362402" calcext:value-type="float">
            <text:p>17.362402</text:p>
          </table:table-cell>
          <table:table-cell office:value-type="float" office:value="4.612987" calcext:value-type="float">
            <text:p>4.612987</text:p>
          </table:table-cell>
        </table:table-row>
        <table:table-row table:style-name="ro1">
          <table:table-cell office:value-type="float" office:value="32.244652" calcext:value-type="float">
            <text:p>32.244652</text:p>
          </table:table-cell>
          <table:table-cell office:value-type="float" office:value="10.282434" calcext:value-type="float">
            <text:p>10.282434</text:p>
          </table:table-cell>
          <table:table-cell office:value-type="float" office:value="17.320114" calcext:value-type="float">
            <text:p>17.320114</text:p>
          </table:table-cell>
          <table:table-cell office:value-type="float" office:value="19.385283" calcext:value-type="float">
            <text:p>19.385283</text:p>
          </table:table-cell>
          <table:table-cell office:value-type="float" office:value="12.901281" calcext:value-type="float">
            <text:p>12.901281</text:p>
          </table:table-cell>
          <table:table-cell office:value-type="float" office:value="2.647302" calcext:value-type="float">
            <text:p>2.647302</text:p>
          </table:table-cell>
        </table:table-row>
        <table:table-row table:style-name="ro1">
          <table:table-cell office:value-type="float" office:value="24.538588" calcext:value-type="float">
            <text:p>24.538588</text:p>
          </table:table-cell>
          <table:table-cell office:value-type="float" office:value="11.602779" calcext:value-type="float">
            <text:p>11.602779</text:p>
          </table:table-cell>
          <table:table-cell office:value-type="float" office:value="17.704199" calcext:value-type="float">
            <text:p>17.704199</text:p>
          </table:table-cell>
          <table:table-cell office:value-type="float" office:value="17.823856" calcext:value-type="float">
            <text:p>17.823856</text:p>
          </table:table-cell>
          <table:table-cell office:value-type="float" office:value="18.038988" calcext:value-type="float">
            <text:p>18.038988</text:p>
          </table:table-cell>
          <table:table-cell office:value-type="float" office:value="7.197" calcext:value-type="float">
            <text:p>7.197</text:p>
          </table:table-cell>
        </table:table-row>
        <table:table-row table:style-name="ro1">
          <table:table-cell office:value-type="float" office:value="32.762169" calcext:value-type="float">
            <text:p>32.762169</text:p>
          </table:table-cell>
          <table:table-cell office:value-type="float" office:value="13.371628" calcext:value-type="float">
            <text:p>13.371628</text:p>
          </table:table-cell>
          <table:table-cell office:value-type="float" office:value="17.284149" calcext:value-type="float">
            <text:p>17.284149</text:p>
          </table:table-cell>
          <table:table-cell office:value-type="float" office:value="17.552122" calcext:value-type="float">
            <text:p>17.552122</text:p>
          </table:table-cell>
          <table:table-cell office:value-type="float" office:value="8.941116" calcext:value-type="float">
            <text:p>8.941116</text:p>
          </table:table-cell>
          <table:table-cell office:value-type="float" office:value="7.436787" calcext:value-type="float">
            <text:p>7.436787</text:p>
          </table:table-cell>
        </table:table-row>
        <table:table-row table:style-name="ro1">
          <table:table-cell office:value-type="float" office:value="22.792772" calcext:value-type="float">
            <text:p>22.792772</text:p>
          </table:table-cell>
          <table:table-cell office:value-type="float" office:value="10.254848" calcext:value-type="float">
            <text:p>10.254848</text:p>
          </table:table-cell>
          <table:table-cell office:value-type="float" office:value="22.606411" calcext:value-type="float">
            <text:p>22.606411</text:p>
          </table:table-cell>
          <table:table-cell office:value-type="float" office:value="20.504032" calcext:value-type="float">
            <text:p>20.504032</text:p>
          </table:table-cell>
          <table:table-cell office:value-type="float" office:value="16.26647" calcext:value-type="float">
            <text:p>16.26647</text:p>
          </table:table-cell>
          <table:table-cell office:value-type="float" office:value="4.143282" calcext:value-type="float">
            <text:p>4.143282</text:p>
          </table:table-cell>
        </table:table-row>
        <table:table-row table:style-name="ro1">
          <table:table-cell office:value-type="float" office:value="29.497095" calcext:value-type="float">
            <text:p>29.497095</text:p>
          </table:table-cell>
          <table:table-cell office:value-type="float" office:value="8.332836" calcext:value-type="float">
            <text:p>8.332836</text:p>
          </table:table-cell>
          <table:table-cell office:value-type="float" office:value="20.680696" calcext:value-type="float">
            <text:p>20.680696</text:p>
          </table:table-cell>
          <table:table-cell office:value-type="float" office:value="21.482531" calcext:value-type="float">
            <text:p>21.482531</text:p>
          </table:table-cell>
          <table:table-cell office:value-type="float" office:value="7.31889" calcext:value-type="float">
            <text:p>7.31889</text:p>
          </table:table-cell>
          <table:table-cell office:value-type="float" office:value="12.883151" calcext:value-type="float">
            <text:p>12.883151</text:p>
          </table:table-cell>
        </table:table-row>
        <table:table-row table:style-name="ro1">
          <table:table-cell office:value-type="float" office:value="25.62674" calcext:value-type="float">
            <text:p>25.62674</text:p>
          </table:table-cell>
          <table:table-cell office:value-type="float" office:value="11.106087" calcext:value-type="float">
            <text:p>11.106087</text:p>
          </table:table-cell>
          <table:table-cell office:value-type="float" office:value="21.263109" calcext:value-type="float">
            <text:p>21.263109</text:p>
          </table:table-cell>
          <table:table-cell office:value-type="float" office:value="27.102179" calcext:value-type="float">
            <text:p>27.102179</text:p>
          </table:table-cell>
          <table:table-cell office:value-type="float" office:value="13.899856" calcext:value-type="float">
            <text:p>13.899856</text:p>
          </table:table-cell>
          <table:table-cell office:value-type="float" office:value="5.798704" calcext:value-type="float">
            <text:p>5.798704</text:p>
          </table:table-cell>
        </table:table-row>
        <table:table-row table:style-name="ro1">
          <table:table-cell office:value-type="float" office:value="29.959078" calcext:value-type="float">
            <text:p>29.959078</text:p>
          </table:table-cell>
          <table:table-cell office:value-type="float" office:value="5.556306" calcext:value-type="float">
            <text:p>5.556306</text:p>
          </table:table-cell>
          <table:table-cell office:value-type="float" office:value="17.444815" calcext:value-type="float">
            <text:p>17.444815</text:p>
          </table:table-cell>
          <table:table-cell office:value-type="float" office:value="18.728331" calcext:value-type="float">
            <text:p>18.728331</text:p>
          </table:table-cell>
          <table:table-cell office:value-type="float" office:value="13.491052" calcext:value-type="float">
            <text:p>13.491052</text:p>
          </table:table-cell>
          <table:table-cell office:value-type="float" office:value="3.413284" calcext:value-type="float">
            <text:p>3.413284</text:p>
          </table:table-cell>
        </table:table-row>
        <table:table-row table:style-name="ro1">
          <table:table-cell office:value-type="float" office:value="29.565657" calcext:value-type="float">
            <text:p>29.565657</text:p>
          </table:table-cell>
          <table:table-cell office:value-type="float" office:value="11.146928" calcext:value-type="float">
            <text:p>11.146928</text:p>
          </table:table-cell>
          <table:table-cell office:value-type="float" office:value="16.102915" calcext:value-type="float">
            <text:p>16.102915</text:p>
          </table:table-cell>
          <table:table-cell office:value-type="float" office:value="18.778042" calcext:value-type="float">
            <text:p>18.778042</text:p>
          </table:table-cell>
          <table:table-cell office:value-type="float" office:value="12.468431" calcext:value-type="float">
            <text:p>12.468431</text:p>
          </table:table-cell>
          <table:table-cell office:value-type="float" office:value="7.059418" calcext:value-type="float">
            <text:p>7.059418</text:p>
          </table:table-cell>
        </table:table-row>
        <table:table-row table:style-name="ro1">
          <table:table-cell office:value-type="float" office:value="20.874537" calcext:value-type="float">
            <text:p>20.874537</text:p>
          </table:table-cell>
          <table:table-cell office:value-type="float" office:value="9.183593" calcext:value-type="float">
            <text:p>9.183593</text:p>
          </table:table-cell>
          <table:table-cell office:value-type="float" office:value="20.529369" calcext:value-type="float">
            <text:p>20.529369</text:p>
          </table:table-cell>
          <table:table-cell office:value-type="float" office:value="20.73905" calcext:value-type="float">
            <text:p>20.73905</text:p>
          </table:table-cell>
          <table:table-cell office:value-type="float" office:value="11.255786" calcext:value-type="float">
            <text:p>11.255786</text:p>
          </table:table-cell>
          <table:table-cell office:value-type="float" office:value="9.527601" calcext:value-type="float">
            <text:p>9.527601</text:p>
          </table:table-cell>
        </table:table-row>
        <table:table-row table:style-name="ro1">
          <table:table-cell office:value-type="float" office:value="28.04785" calcext:value-type="float">
            <text:p>28.04785</text:p>
          </table:table-cell>
          <table:table-cell office:value-type="float" office:value="10.108035" calcext:value-type="float">
            <text:p>10.108035</text:p>
          </table:table-cell>
          <table:table-cell office:value-type="float" office:value="23.392248" calcext:value-type="float">
            <text:p>23.392248</text:p>
          </table:table-cell>
          <table:table-cell office:value-type="float" office:value="19.218472" calcext:value-type="float">
            <text:p>19.218472</text:p>
          </table:table-cell>
          <table:table-cell office:value-type="float" office:value="16.328957" calcext:value-type="float">
            <text:p>16.328957</text:p>
          </table:table-cell>
          <table:table-cell office:value-type="float" office:value="9.925616" calcext:value-type="float">
            <text:p>9.925616</text:p>
          </table:table-cell>
        </table:table-row>
        <table:table-row table:style-name="ro1">
          <table:table-cell office:value-type="float" office:value="28.980659" calcext:value-type="float">
            <text:p>28.980659</text:p>
          </table:table-cell>
          <table:table-cell office:value-type="float" office:value="13.423824" calcext:value-type="float">
            <text:p>13.423824</text:p>
          </table:table-cell>
          <table:table-cell office:value-type="float" office:value="25.531322" calcext:value-type="float">
            <text:p>25.531322</text:p>
          </table:table-cell>
          <table:table-cell office:value-type="float" office:value="18.621786" calcext:value-type="float">
            <text:p>18.621786</text:p>
          </table:table-cell>
          <table:table-cell office:value-type="float" office:value="21.656321" calcext:value-type="float">
            <text:p>21.656321</text:p>
          </table:table-cell>
          <table:table-cell office:value-type="float" office:value="8.177464" calcext:value-type="float">
            <text:p>8.177464</text:p>
          </table:table-cell>
        </table:table-row>
        <table:table-row table:style-name="ro1">
          <table:table-cell office:value-type="float" office:value="23.947527" calcext:value-type="float">
            <text:p>23.947527</text:p>
          </table:table-cell>
          <table:table-cell office:value-type="float" office:value="13.464624" calcext:value-type="float">
            <text:p>13.464624</text:p>
          </table:table-cell>
          <table:table-cell office:value-type="float" office:value="20.417976" calcext:value-type="float">
            <text:p>20.417976</text:p>
          </table:table-cell>
          <table:table-cell office:value-type="float" office:value="25.766447" calcext:value-type="float">
            <text:p>25.766447</text:p>
          </table:table-cell>
          <table:table-cell office:value-type="float" office:value="13.998024" calcext:value-type="float">
            <text:p>13.998024</text:p>
          </table:table-cell>
          <table:table-cell office:value-type="float" office:value="8.555392" calcext:value-type="float">
            <text:p>8.555392</text:p>
          </table:table-cell>
        </table:table-row>
        <table:table-row table:style-name="ro1">
          <table:table-cell office:value-type="float" office:value="20.401991" calcext:value-type="float">
            <text:p>20.401991</text:p>
          </table:table-cell>
          <table:table-cell office:value-type="float" office:value="15.498606" calcext:value-type="float">
            <text:p>15.498606</text:p>
          </table:table-cell>
          <table:table-cell office:value-type="float" office:value="20.430428" calcext:value-type="float">
            <text:p>20.430428</text:p>
          </table:table-cell>
          <table:table-cell office:value-type="float" office:value="24.843374" calcext:value-type="float">
            <text:p>24.843374</text:p>
          </table:table-cell>
          <table:table-cell office:value-type="float" office:value="12.270667" calcext:value-type="float">
            <text:p>12.270667</text:p>
          </table:table-cell>
          <table:table-cell office:value-type="float" office:value="5.141373" calcext:value-type="float">
            <text:p>5.141373</text:p>
          </table:table-cell>
        </table:table-row>
        <table:table-row table:style-name="ro1">
          <table:table-cell office:value-type="float" office:value="28.698526" calcext:value-type="float">
            <text:p>28.698526</text:p>
          </table:table-cell>
          <table:table-cell office:value-type="float" office:value="13.782323" calcext:value-type="float">
            <text:p>13.782323</text:p>
          </table:table-cell>
          <table:table-cell office:value-type="float" office:value="23.22636" calcext:value-type="float">
            <text:p>23.22636</text:p>
          </table:table-cell>
          <table:table-cell office:value-type="float" office:value="18.81435" calcext:value-type="float">
            <text:p>18.81435</text:p>
          </table:table-cell>
          <table:table-cell office:value-type="float" office:value="18.963131" calcext:value-type="float">
            <text:p>18.963131</text:p>
          </table:table-cell>
          <table:table-cell office:value-type="float" office:value="14.917116" calcext:value-type="float">
            <text:p>14.917116</text:p>
          </table:table-cell>
        </table:table-row>
        <table:table-row table:style-name="ro1">
          <table:table-cell office:value-type="float" office:value="24.172115" calcext:value-type="float">
            <text:p>24.172115</text:p>
          </table:table-cell>
          <table:table-cell office:value-type="float" office:value="14.940063" calcext:value-type="float">
            <text:p>14.940063</text:p>
          </table:table-cell>
          <table:table-cell office:value-type="float" office:value="20.003445" calcext:value-type="float">
            <text:p>20.003445</text:p>
          </table:table-cell>
          <table:table-cell office:value-type="float" office:value="25.918982" calcext:value-type="float">
            <text:p>25.918982</text:p>
          </table:table-cell>
          <table:table-cell office:value-type="float" office:value="12.40909" calcext:value-type="float">
            <text:p>12.40909</text:p>
          </table:table-cell>
          <table:table-cell office:value-type="float" office:value="5.246104" calcext:value-type="float">
            <text:p>5.246104</text:p>
          </table:table-cell>
        </table:table-row>
        <table:table-row table:style-name="ro1">
          <table:table-cell office:value-type="float" office:value="28.78006" calcext:value-type="float">
            <text:p>28.78006</text:p>
          </table:table-cell>
          <table:table-cell office:value-type="float" office:value="12.445168" calcext:value-type="float">
            <text:p>12.445168</text:p>
          </table:table-cell>
          <table:table-cell office:value-type="float" office:value="17.376379" calcext:value-type="float">
            <text:p>17.376379</text:p>
          </table:table-cell>
          <table:table-cell office:value-type="float" office:value="16.831505" calcext:value-type="float">
            <text:p>16.831505</text:p>
          </table:table-cell>
          <table:table-cell office:value-type="float" office:value="10.603637" calcext:value-type="float">
            <text:p>10.603637</text:p>
          </table:table-cell>
          <table:table-cell office:value-type="float" office:value="5.899348" calcext:value-type="float">
            <text:p>5.899348</text:p>
          </table:table-cell>
        </table:table-row>
        <table:table-row table:style-name="ro1">
          <table:table-cell office:value-type="float" office:value="29.091532" calcext:value-type="float">
            <text:p>29.091532</text:p>
          </table:table-cell>
          <table:table-cell office:value-type="float" office:value="14.746472" calcext:value-type="float">
            <text:p>14.746472</text:p>
          </table:table-cell>
          <table:table-cell office:value-type="float" office:value="17.044893" calcext:value-type="float">
            <text:p>17.044893</text:p>
          </table:table-cell>
          <table:table-cell office:value-type="float" office:value="23.312666" calcext:value-type="float">
            <text:p>23.312666</text:p>
          </table:table-cell>
          <table:table-cell office:value-type="float" office:value="17.813711" calcext:value-type="float">
            <text:p>17.813711</text:p>
          </table:table-cell>
          <table:table-cell office:value-type="float" office:value="4.991867" calcext:value-type="float">
            <text:p>4.991867</text:p>
          </table:table-cell>
        </table:table-row>
        <table:table-row table:style-name="ro1">
          <table:table-cell office:value-type="float" office:value="29.301987" calcext:value-type="float">
            <text:p>29.301987</text:p>
          </table:table-cell>
          <table:table-cell office:value-type="float" office:value="14.153702" calcext:value-type="float">
            <text:p>14.153702</text:p>
          </table:table-cell>
          <table:table-cell office:value-type="float" office:value="18.020756" calcext:value-type="float">
            <text:p>18.020756</text:p>
          </table:table-cell>
          <table:table-cell office:value-type="float" office:value="25.616367" calcext:value-type="float">
            <text:p>25.616367</text:p>
          </table:table-cell>
          <table:table-cell office:value-type="float" office:value="11.686535" calcext:value-type="float">
            <text:p>11.686535</text:p>
          </table:table-cell>
          <table:table-cell office:value-type="float" office:value="7.868994" calcext:value-type="float">
            <text:p>7.868994</text:p>
          </table:table-cell>
        </table:table-row>
        <table:table-row table:style-name="ro1">
          <table:table-cell office:value-type="float" office:value="31.022701" calcext:value-type="float">
            <text:p>31.022701</text:p>
          </table:table-cell>
          <table:table-cell office:value-type="float" office:value="8.606833" calcext:value-type="float">
            <text:p>8.606833</text:p>
          </table:table-cell>
          <table:table-cell office:value-type="float" office:value="22.743259" calcext:value-type="float">
            <text:p>22.743259</text:p>
          </table:table-cell>
          <table:table-cell office:value-type="float" office:value="17.51343" calcext:value-type="float">
            <text:p>17.51343</text:p>
          </table:table-cell>
          <table:table-cell office:value-type="float" office:value="15.340607" calcext:value-type="float">
            <text:p>15.340607</text:p>
          </table:table-cell>
          <table:table-cell office:value-type="float" office:value="3.845795" calcext:value-type="float">
            <text:p>3.845795</text:p>
          </table:table-cell>
        </table:table-row>
        <table:table-row table:style-name="ro1">
          <table:table-cell office:value-type="float" office:value="29.180979" calcext:value-type="float">
            <text:p>29.180979</text:p>
          </table:table-cell>
          <table:table-cell office:value-type="float" office:value="11.557543" calcext:value-type="float">
            <text:p>11.557543</text:p>
          </table:table-cell>
          <table:table-cell office:value-type="float" office:value="23.135773" calcext:value-type="float">
            <text:p>23.135773</text:p>
          </table:table-cell>
          <table:table-cell office:value-type="float" office:value="22.946238" calcext:value-type="float">
            <text:p>22.946238</text:p>
          </table:table-cell>
          <table:table-cell office:value-type="float" office:value="16.1518" calcext:value-type="float">
            <text:p>16.1518</text:p>
          </table:table-cell>
          <table:table-cell office:value-type="float" office:value="5.273566" calcext:value-type="float">
            <text:p>5.273566</text:p>
          </table:table-cell>
        </table:table-row>
        <table:table-row table:style-name="ro1">
          <table:table-cell office:value-type="float" office:value="27.930099" calcext:value-type="float">
            <text:p>27.930099</text:p>
          </table:table-cell>
          <table:table-cell office:value-type="float" office:value="14.438169" calcext:value-type="float">
            <text:p>14.438169</text:p>
          </table:table-cell>
          <table:table-cell office:value-type="float" office:value="22.55608" calcext:value-type="float">
            <text:p>22.55608</text:p>
          </table:table-cell>
          <table:table-cell office:value-type="float" office:value="24.529539" calcext:value-type="float">
            <text:p>24.529539</text:p>
          </table:table-cell>
          <table:table-cell office:value-type="float" office:value="12.015292" calcext:value-type="float">
            <text:p>12.015292</text:p>
          </table:table-cell>
          <table:table-cell office:value-type="float" office:value="9.173822" calcext:value-type="float">
            <text:p>9.173822</text:p>
          </table:table-cell>
        </table:table-row>
        <table:table-row table:style-name="ro1">
          <table:table-cell office:value-type="float" office:value="33.846203" calcext:value-type="float">
            <text:p>33.846203</text:p>
          </table:table-cell>
          <table:table-cell office:value-type="float" office:value="16.903858" calcext:value-type="float">
            <text:p>16.903858</text:p>
          </table:table-cell>
          <table:table-cell office:value-type="float" office:value="18.179155" calcext:value-type="float">
            <text:p>18.179155</text:p>
          </table:table-cell>
          <table:table-cell office:value-type="float" office:value="16.632879" calcext:value-type="float">
            <text:p>16.632879</text:p>
          </table:table-cell>
          <table:table-cell office:value-type="float" office:value="12.875151" calcext:value-type="float">
            <text:p>12.875151</text:p>
          </table:table-cell>
          <table:table-cell office:value-type="float" office:value="9.295219" calcext:value-type="float">
            <text:p>9.295219</text:p>
          </table:table-cell>
        </table:table-row>
        <table:table-row table:style-name="ro1">
          <table:table-cell office:value-type="float" office:value="25.154898" calcext:value-type="float">
            <text:p>25.154898</text:p>
          </table:table-cell>
          <table:table-cell office:value-type="float" office:value="11.033173" calcext:value-type="float">
            <text:p>11.033173</text:p>
          </table:table-cell>
          <table:table-cell office:value-type="float" office:value="23.341743" calcext:value-type="float">
            <text:p>23.341743</text:p>
          </table:table-cell>
          <table:table-cell office:value-type="float" office:value="19.887142" calcext:value-type="float">
            <text:p>19.887142</text:p>
          </table:table-cell>
          <table:table-cell office:value-type="float" office:value="16.51903" calcext:value-type="float">
            <text:p>16.51903</text:p>
          </table:table-cell>
          <table:table-cell office:value-type="float" office:value="10.240064" calcext:value-type="float">
            <text:p>10.240064</text:p>
          </table:table-cell>
        </table:table-row>
        <table:table-row table:style-name="ro1">
          <table:table-cell office:value-type="float" office:value="35.10667" calcext:value-type="float">
            <text:p>35.10667</text:p>
          </table:table-cell>
          <table:table-cell office:value-type="float" office:value="13.242561" calcext:value-type="float">
            <text:p>13.242561</text:p>
          </table:table-cell>
          <table:table-cell office:value-type="float" office:value="21.428787" calcext:value-type="float">
            <text:p>21.428787</text:p>
          </table:table-cell>
          <table:table-cell office:value-type="float" office:value="21.09049" calcext:value-type="float">
            <text:p>21.09049</text:p>
          </table:table-cell>
          <table:table-cell office:value-type="float" office:value="12.723807" calcext:value-type="float">
            <text:p>12.723807</text:p>
          </table:table-cell>
          <table:table-cell office:value-type="float" office:value="7.010818" calcext:value-type="float">
            <text:p>7.010818</text:p>
          </table:table-cell>
        </table:table-row>
        <table:table-row table:style-name="ro1">
          <table:table-cell office:value-type="float" office:value="25.209135" calcext:value-type="float">
            <text:p>25.209135</text:p>
          </table:table-cell>
          <table:table-cell office:value-type="float" office:value="12.85085" calcext:value-type="float">
            <text:p>12.85085</text:p>
          </table:table-cell>
          <table:table-cell office:value-type="float" office:value="25.295937" calcext:value-type="float">
            <text:p>25.295937</text:p>
          </table:table-cell>
          <table:table-cell office:value-type="float" office:value="18.056234" calcext:value-type="float">
            <text:p>18.056234</text:p>
          </table:table-cell>
          <table:table-cell office:value-type="float" office:value="13.486193" calcext:value-type="float">
            <text:p>13.486193</text:p>
          </table:table-cell>
          <table:table-cell office:value-type="float" office:value="7.795741" calcext:value-type="float">
            <text:p>7.795741</text:p>
          </table:table-cell>
        </table:table-row>
        <table:table-row table:style-name="ro1">
          <table:table-cell office:value-type="float" office:value="29.438828" calcext:value-type="float">
            <text:p>29.438828</text:p>
          </table:table-cell>
          <table:table-cell office:value-type="float" office:value="15.266409" calcext:value-type="float">
            <text:p>15.266409</text:p>
          </table:table-cell>
          <table:table-cell office:value-type="float" office:value="23.976778" calcext:value-type="float">
            <text:p>23.976778</text:p>
          </table:table-cell>
          <table:table-cell office:value-type="float" office:value="24.548758" calcext:value-type="float">
            <text:p>24.548758</text:p>
          </table:table-cell>
          <table:table-cell office:value-type="float" office:value="9.845288" calcext:value-type="float">
            <text:p>9.845288</text:p>
          </table:table-cell>
          <table:table-cell office:value-type="float" office:value="4.550106" calcext:value-type="float">
            <text:p>4.550106</text:p>
          </table:table-cell>
        </table:table-row>
        <table:table-row table:style-name="ro1">
          <table:table-cell office:value-type="float" office:value="29.725252" calcext:value-type="float">
            <text:p>29.725252</text:p>
          </table:table-cell>
          <table:table-cell office:value-type="float" office:value="6.94603" calcext:value-type="float">
            <text:p>6.94603</text:p>
          </table:table-cell>
          <table:table-cell office:value-type="float" office:value="18.197956" calcext:value-type="float">
            <text:p>18.197956</text:p>
          </table:table-cell>
          <table:table-cell office:value-type="float" office:value="24.123976" calcext:value-type="float">
            <text:p>24.123976</text:p>
          </table:table-cell>
          <table:table-cell office:value-type="float" office:value="15.505687" calcext:value-type="float">
            <text:p>15.505687</text:p>
          </table:table-cell>
          <table:table-cell office:value-type="float" office:value="5.925257" calcext:value-type="float">
            <text:p>5.925257</text:p>
          </table:table-cell>
        </table:table-row>
        <table:table-row table:style-name="ro1">
          <table:table-cell office:value-type="float" office:value="27.486713" calcext:value-type="float">
            <text:p>27.486713</text:p>
          </table:table-cell>
          <table:table-cell office:value-type="float" office:value="8.837636" calcext:value-type="float">
            <text:p>8.837636</text:p>
          </table:table-cell>
          <table:table-cell office:value-type="float" office:value="20.891312" calcext:value-type="float">
            <text:p>20.891312</text:p>
          </table:table-cell>
          <table:table-cell office:value-type="float" office:value="19.13685" calcext:value-type="float">
            <text:p>19.13685</text:p>
          </table:table-cell>
          <table:table-cell office:value-type="float" office:value="13.277709" calcext:value-type="float">
            <text:p>13.277709</text:p>
          </table:table-cell>
          <table:table-cell office:value-type="float" office:value="6.045727" calcext:value-type="float">
            <text:p>6.045727</text:p>
          </table:table-cell>
        </table:table-row>
        <table:table-row table:style-name="ro1">
          <table:table-cell office:value-type="float" office:value="29.519789" calcext:value-type="float">
            <text:p>29.519789</text:p>
          </table:table-cell>
          <table:table-cell office:value-type="float" office:value="14.146199" calcext:value-type="float">
            <text:p>14.146199</text:p>
          </table:table-cell>
          <table:table-cell office:value-type="float" office:value="23.007465" calcext:value-type="float">
            <text:p>23.007465</text:p>
          </table:table-cell>
          <table:table-cell office:value-type="float" office:value="22.318642" calcext:value-type="float">
            <text:p>22.318642</text:p>
          </table:table-cell>
          <table:table-cell office:value-type="float" office:value="13.02123" calcext:value-type="float">
            <text:p>13.02123</text:p>
          </table:table-cell>
          <table:table-cell office:value-type="float" office:value="13.619496" calcext:value-type="float">
            <text:p>13.619496</text:p>
          </table:table-cell>
        </table:table-row>
        <table:table-row table:style-name="ro1">
          <table:table-cell office:value-type="float" office:value="26.245506" calcext:value-type="float">
            <text:p>26.245506</text:p>
          </table:table-cell>
          <table:table-cell office:value-type="float" office:value="13.107677" calcext:value-type="float">
            <text:p>13.107677</text:p>
          </table:table-cell>
          <table:table-cell office:value-type="float" office:value="21.43475" calcext:value-type="float">
            <text:p>21.43475</text:p>
          </table:table-cell>
          <table:table-cell office:value-type="float" office:value="21.70326" calcext:value-type="float">
            <text:p>21.70326</text:p>
          </table:table-cell>
          <table:table-cell office:value-type="float" office:value="13.75228" calcext:value-type="float">
            <text:p>13.75228</text:p>
          </table:table-cell>
          <table:table-cell office:value-type="float" office:value="5.025379" calcext:value-type="float">
            <text:p>5.025379</text:p>
          </table:table-cell>
        </table:table-row>
        <table:table-row table:style-name="ro1">
          <table:table-cell office:value-type="float" office:value="33.955357" calcext:value-type="float">
            <text:p>33.955357</text:p>
          </table:table-cell>
          <table:table-cell office:value-type="float" office:value="7.920842" calcext:value-type="float">
            <text:p>7.920842</text:p>
          </table:table-cell>
          <table:table-cell office:value-type="float" office:value="19.684978" calcext:value-type="float">
            <text:p>19.684978</text:p>
          </table:table-cell>
          <table:table-cell office:value-type="float" office:value="21.106571" calcext:value-type="float">
            <text:p>21.106571</text:p>
          </table:table-cell>
          <table:table-cell office:value-type="float" office:value="7.609594" calcext:value-type="float">
            <text:p>7.609594</text:p>
          </table:table-cell>
          <table:table-cell office:value-type="float" office:value="6.834551" calcext:value-type="float">
            <text:p>6.834551</text:p>
          </table:table-cell>
        </table:table-row>
        <table:table-row table:style-name="ro1">
          <table:table-cell office:value-type="float" office:value="27.990343" calcext:value-type="float">
            <text:p>27.990343</text:p>
          </table:table-cell>
          <table:table-cell office:value-type="float" office:value="10.41589" calcext:value-type="float">
            <text:p>10.41589</text:p>
          </table:table-cell>
          <table:table-cell office:value-type="float" office:value="16.665651" calcext:value-type="float">
            <text:p>16.665651</text:p>
          </table:table-cell>
          <table:table-cell office:value-type="float" office:value="17.502064" calcext:value-type="float">
            <text:p>17.502064</text:p>
          </table:table-cell>
          <table:table-cell office:value-type="float" office:value="14.444242" calcext:value-type="float">
            <text:p>14.444242</text:p>
          </table:table-cell>
          <table:table-cell office:value-type="float" office:value="7.779035" calcext:value-type="float">
            <text:p>7.779035</text:p>
          </table:table-cell>
        </table:table-row>
        <table:table-row table:style-name="ro1">
          <table:table-cell office:value-type="float" office:value="26.13583" calcext:value-type="float">
            <text:p>26.13583</text:p>
          </table:table-cell>
          <table:table-cell office:value-type="float" office:value="12.700714" calcext:value-type="float">
            <text:p>12.700714</text:p>
          </table:table-cell>
          <table:table-cell office:value-type="float" office:value="22.301006" calcext:value-type="float">
            <text:p>22.301006</text:p>
          </table:table-cell>
          <table:table-cell office:value-type="float" office:value="19.147243" calcext:value-type="float">
            <text:p>19.147243</text:p>
          </table:table-cell>
          <table:table-cell office:value-type="float" office:value="17.841988" calcext:value-type="float">
            <text:p>17.841988</text:p>
          </table:table-cell>
          <table:table-cell office:value-type="float" office:value="9.46863" calcext:value-type="float">
            <text:p>9.46863</text:p>
          </table:table-cell>
        </table:table-row>
        <table:table-row table:style-name="ro1">
          <table:table-cell office:value-type="float" office:value="25.9331" calcext:value-type="float">
            <text:p>25.9331</text:p>
          </table:table-cell>
          <table:table-cell office:value-type="float" office:value="15.111071" calcext:value-type="float">
            <text:p>15.111071</text:p>
          </table:table-cell>
          <table:table-cell office:value-type="float" office:value="22.559328" calcext:value-type="float">
            <text:p>22.559328</text:p>
          </table:table-cell>
          <table:table-cell office:value-type="float" office:value="21.635067" calcext:value-type="float">
            <text:p>21.635067</text:p>
          </table:table-cell>
          <table:table-cell office:value-type="float" office:value="12.447936" calcext:value-type="float">
            <text:p>12.447936</text:p>
          </table:table-cell>
          <table:table-cell office:value-type="float" office:value="10.128994" calcext:value-type="float">
            <text:p>10.128994</text:p>
          </table:table-cell>
        </table:table-row>
        <table:table-row table:style-name="ro1">
          <table:table-cell office:value-type="float" office:value="27.279961" calcext:value-type="float">
            <text:p>27.279961</text:p>
          </table:table-cell>
          <table:table-cell office:value-type="float" office:value="15.18524" calcext:value-type="float">
            <text:p>15.18524</text:p>
          </table:table-cell>
          <table:table-cell office:value-type="float" office:value="15.790156" calcext:value-type="float">
            <text:p>15.790156</text:p>
          </table:table-cell>
          <table:table-cell office:value-type="float" office:value="16.344282" calcext:value-type="float">
            <text:p>16.344282</text:p>
          </table:table-cell>
          <table:table-cell office:value-type="float" office:value="15.927351" calcext:value-type="float">
            <text:p>15.927351</text:p>
          </table:table-cell>
          <table:table-cell office:value-type="float" office:value="5.365943" calcext:value-type="float">
            <text:p>5.365943</text:p>
          </table:table-cell>
        </table:table-row>
        <table:table-row table:style-name="ro1">
          <table:table-cell office:value-type="float" office:value="25.760311" calcext:value-type="float">
            <text:p>25.760311</text:p>
          </table:table-cell>
          <table:table-cell office:value-type="float" office:value="13.632949" calcext:value-type="float">
            <text:p>13.632949</text:p>
          </table:table-cell>
          <table:table-cell office:value-type="float" office:value="20.413557" calcext:value-type="float">
            <text:p>20.413557</text:p>
          </table:table-cell>
          <table:table-cell office:value-type="float" office:value="18.83091" calcext:value-type="float">
            <text:p>18.83091</text:p>
          </table:table-cell>
          <table:table-cell office:value-type="float" office:value="11.671001" calcext:value-type="float">
            <text:p>11.671001</text:p>
          </table:table-cell>
          <table:table-cell office:value-type="float" office:value="7.179329" calcext:value-type="float">
            <text:p>7.179329</text:p>
          </table:table-cell>
        </table:table-row>
        <table:table-row table:style-name="ro1">
          <table:table-cell office:value-type="float" office:value="31.429111" calcext:value-type="float">
            <text:p>31.429111</text:p>
          </table:table-cell>
          <table:table-cell office:value-type="float" office:value="14.423276" calcext:value-type="float">
            <text:p>14.423276</text:p>
          </table:table-cell>
          <table:table-cell office:value-type="float" office:value="19.958885" calcext:value-type="float">
            <text:p>19.958885</text:p>
          </table:table-cell>
          <table:table-cell office:value-type="float" office:value="15.272199" calcext:value-type="float">
            <text:p>15.272199</text:p>
          </table:table-cell>
          <table:table-cell office:value-type="float" office:value="17.757336" calcext:value-type="float">
            <text:p>17.757336</text:p>
          </table:table-cell>
          <table:table-cell office:value-type="float" office:value="3.014699" calcext:value-type="float">
            <text:p>3.014699</text:p>
          </table:table-cell>
        </table:table-row>
        <table:table-row table:style-name="ro1">
          <table:table-cell office:value-type="float" office:value="32.629345" calcext:value-type="float">
            <text:p>32.629345</text:p>
          </table:table-cell>
          <table:table-cell office:value-type="float" office:value="10.570017" calcext:value-type="float">
            <text:p>10.570017</text:p>
          </table:table-cell>
          <table:table-cell office:value-type="float" office:value="18.707993" calcext:value-type="float">
            <text:p>18.707993</text:p>
          </table:table-cell>
          <table:table-cell office:value-type="float" office:value="22.012554" calcext:value-type="float">
            <text:p>22.012554</text:p>
          </table:table-cell>
          <table:table-cell office:value-type="float" office:value="14.535404" calcext:value-type="float">
            <text:p>14.535404</text:p>
          </table:table-cell>
          <table:table-cell office:value-type="float" office:value="3.854448" calcext:value-type="float">
            <text:p>3.854448</text:p>
          </table:table-cell>
        </table:table-row>
        <table:table-row table:style-name="ro1">
          <table:table-cell office:value-type="float" office:value="28.192547" calcext:value-type="float">
            <text:p>28.192547</text:p>
          </table:table-cell>
          <table:table-cell office:value-type="float" office:value="8.295099" calcext:value-type="float">
            <text:p>8.295099</text:p>
          </table:table-cell>
          <table:table-cell office:value-type="float" office:value="16.633928" calcext:value-type="float">
            <text:p>16.633928</text:p>
          </table:table-cell>
          <table:table-cell office:value-type="float" office:value="24.252712" calcext:value-type="float">
            <text:p>24.252712</text:p>
          </table:table-cell>
          <table:table-cell office:value-type="float" office:value="16.00811" calcext:value-type="float">
            <text:p>16.00811</text:p>
          </table:table-cell>
          <table:table-cell office:value-type="float" office:value="5.620173" calcext:value-type="float">
            <text:p>5.620173</text:p>
          </table:table-cell>
        </table:table-row>
        <table:table-row table:style-name="ro1">
          <table:table-cell office:value-type="float" office:value="26.773861" calcext:value-type="float">
            <text:p>26.773861</text:p>
          </table:table-cell>
          <table:table-cell office:value-type="float" office:value="9.202416" calcext:value-type="float">
            <text:p>9.202416</text:p>
          </table:table-cell>
          <table:table-cell office:value-type="float" office:value="23.548534" calcext:value-type="float">
            <text:p>23.548534</text:p>
          </table:table-cell>
          <table:table-cell office:value-type="float" office:value="18.60305" calcext:value-type="float">
            <text:p>18.60305</text:p>
          </table:table-cell>
          <table:table-cell office:value-type="float" office:value="13.867304" calcext:value-type="float">
            <text:p>13.867304</text:p>
          </table:table-cell>
          <table:table-cell office:value-type="float" office:value="5.248979" calcext:value-type="float">
            <text:p>5.248979</text:p>
          </table:table-cell>
        </table:table-row>
        <table:table-row table:style-name="ro1">
          <table:table-cell office:value-type="float" office:value="29.160664" calcext:value-type="float">
            <text:p>29.160664</text:p>
          </table:table-cell>
          <table:table-cell office:value-type="float" office:value="10.902171" calcext:value-type="float">
            <text:p>10.902171</text:p>
          </table:table-cell>
          <table:table-cell office:value-type="float" office:value="20.796232" calcext:value-type="float">
            <text:p>20.796232</text:p>
          </table:table-cell>
          <table:table-cell office:value-type="float" office:value="18.358614" calcext:value-type="float">
            <text:p>18.358614</text:p>
          </table:table-cell>
          <table:table-cell office:value-type="float" office:value="11.421997" calcext:value-type="float">
            <text:p>11.421997</text:p>
          </table:table-cell>
          <table:table-cell office:value-type="float" office:value="3.795157" calcext:value-type="float">
            <text:p>3.795157</text:p>
          </table:table-cell>
        </table:table-row>
        <table:table-row table:style-name="ro1">
          <table:table-cell office:value-type="float" office:value="30.813576" calcext:value-type="float">
            <text:p>30.813576</text:p>
          </table:table-cell>
          <table:table-cell office:value-type="float" office:value="8.899913" calcext:value-type="float">
            <text:p>8.899913</text:p>
          </table:table-cell>
          <table:table-cell office:value-type="float" office:value="23.060558" calcext:value-type="float">
            <text:p>23.060558</text:p>
          </table:table-cell>
          <table:table-cell office:value-type="float" office:value="15.621967" calcext:value-type="float">
            <text:p>15.621967</text:p>
          </table:table-cell>
          <table:table-cell office:value-type="float" office:value="10.409031" calcext:value-type="float">
            <text:p>10.409031</text:p>
          </table:table-cell>
          <table:table-cell office:value-type="float" office:value="16.2997" calcext:value-type="float">
            <text:p>16.2997</text:p>
          </table:table-cell>
        </table:table-row>
        <table:table-row table:style-name="ro1">
          <table:table-cell office:value-type="float" office:value="20.219097" calcext:value-type="float">
            <text:p>20.219097</text:p>
          </table:table-cell>
          <table:table-cell office:value-type="float" office:value="13.715732" calcext:value-type="float">
            <text:p>13.715732</text:p>
          </table:table-cell>
          <table:table-cell office:value-type="float" office:value="20.7108" calcext:value-type="float">
            <text:p>20.7108</text:p>
          </table:table-cell>
          <table:table-cell office:value-type="float" office:value="25.666639" calcext:value-type="float">
            <text:p>25.666639</text:p>
          </table:table-cell>
          <table:table-cell office:value-type="float" office:value="17.539631" calcext:value-type="float">
            <text:p>17.539631</text:p>
          </table:table-cell>
          <table:table-cell office:value-type="float" office:value="7.110938" calcext:value-type="float">
            <text:p>7.110938</text:p>
          </table:table-cell>
        </table:table-row>
        <table:table-row table:style-name="ro1">
          <table:table-cell office:value-type="float" office:value="33.206272" calcext:value-type="float">
            <text:p>33.206272</text:p>
          </table:table-cell>
          <table:table-cell office:value-type="float" office:value="13.169051" calcext:value-type="float">
            <text:p>13.169051</text:p>
          </table:table-cell>
          <table:table-cell office:value-type="float" office:value="21.665442" calcext:value-type="float">
            <text:p>21.665442</text:p>
          </table:table-cell>
          <table:table-cell office:value-type="float" office:value="26.510429" calcext:value-type="float">
            <text:p>26.510429</text:p>
          </table:table-cell>
          <table:table-cell office:value-type="float" office:value="16.426327" calcext:value-type="float">
            <text:p>16.426327</text:p>
          </table:table-cell>
          <table:table-cell office:value-type="float" office:value="8.984314" calcext:value-type="float">
            <text:p>8.984314</text:p>
          </table:table-cell>
        </table:table-row>
        <table:table-row table:style-name="ro1">
          <table:table-cell office:value-type="float" office:value="33.969456" calcext:value-type="float">
            <text:p>33.969456</text:p>
          </table:table-cell>
          <table:table-cell office:value-type="float" office:value="18.170853" calcext:value-type="float">
            <text:p>18.170853</text:p>
          </table:table-cell>
          <table:table-cell office:value-type="float" office:value="23.012854" calcext:value-type="float">
            <text:p>23.012854</text:p>
          </table:table-cell>
          <table:table-cell office:value-type="float" office:value="21.830002" calcext:value-type="float">
            <text:p>21.830002</text:p>
          </table:table-cell>
          <table:table-cell office:value-type="float" office:value="15.478644" calcext:value-type="float">
            <text:p>15.478644</text:p>
          </table:table-cell>
          <table:table-cell office:value-type="float" office:value="7.657965" calcext:value-type="float">
            <text:p>7.657965</text:p>
          </table:table-cell>
        </table:table-row>
        <table:table-row table:style-name="ro1">
          <table:table-cell office:value-type="float" office:value="29.226646" calcext:value-type="float">
            <text:p>29.226646</text:p>
          </table:table-cell>
          <table:table-cell office:value-type="float" office:value="9.814377" calcext:value-type="float">
            <text:p>9.814377</text:p>
          </table:table-cell>
          <table:table-cell office:value-type="float" office:value="22.302011" calcext:value-type="float">
            <text:p>22.302011</text:p>
          </table:table-cell>
          <table:table-cell office:value-type="float" office:value="19.372135" calcext:value-type="float">
            <text:p>19.372135</text:p>
          </table:table-cell>
          <table:table-cell office:value-type="float" office:value="11.912398" calcext:value-type="float">
            <text:p>11.912398</text:p>
          </table:table-cell>
          <table:table-cell office:value-type="float" office:value="8.626127" calcext:value-type="float">
            <text:p>8.626127</text:p>
          </table:table-cell>
        </table:table-row>
        <table:table-row table:style-name="ro1">
          <table:table-cell office:value-type="float" office:value="26.332895" calcext:value-type="float">
            <text:p>26.332895</text:p>
          </table:table-cell>
          <table:table-cell office:value-type="float" office:value="2.736907" calcext:value-type="float">
            <text:p>2.736907</text:p>
          </table:table-cell>
          <table:table-cell office:value-type="float" office:value="19.141897" calcext:value-type="float">
            <text:p>19.141897</text:p>
          </table:table-cell>
          <table:table-cell office:value-type="float" office:value="28.252583" calcext:value-type="float">
            <text:p>28.252583</text:p>
          </table:table-cell>
          <table:table-cell office:value-type="float" office:value="17.33853" calcext:value-type="float">
            <text:p>17.33853</text:p>
          </table:table-cell>
          <table:table-cell office:value-type="float" office:value="8.767639" calcext:value-type="float">
            <text:p>8.767639</text:p>
          </table:table-cell>
        </table:table-row>
        <table:table-row table:style-name="ro1">
          <table:table-cell office:value-type="float" office:value="31.999931" calcext:value-type="float">
            <text:p>31.999931</text:p>
          </table:table-cell>
          <table:table-cell office:value-type="float" office:value="13.560342" calcext:value-type="float">
            <text:p>13.560342</text:p>
          </table:table-cell>
          <table:table-cell office:value-type="float" office:value="18.478439" calcext:value-type="float">
            <text:p>18.478439</text:p>
          </table:table-cell>
          <table:table-cell office:value-type="float" office:value="22.093273" calcext:value-type="float">
            <text:p>22.093273</text:p>
          </table:table-cell>
          <table:table-cell office:value-type="float" office:value="20.308399" calcext:value-type="float">
            <text:p>20.308399</text:p>
          </table:table-cell>
          <table:table-cell office:value-type="float" office:value="7.575285" calcext:value-type="float">
            <text:p>7.575285</text:p>
          </table:table-cell>
        </table:table-row>
        <table:table-row table:style-name="ro1">
          <table:table-cell office:value-type="float" office:value="24.406387" calcext:value-type="float">
            <text:p>24.406387</text:p>
          </table:table-cell>
          <table:table-cell office:value-type="float" office:value="14.606756" calcext:value-type="float">
            <text:p>14.606756</text:p>
          </table:table-cell>
          <table:table-cell office:value-type="float" office:value="15.232427" calcext:value-type="float">
            <text:p>15.232427</text:p>
          </table:table-cell>
          <table:table-cell office:value-type="float" office:value="18.946995" calcext:value-type="float">
            <text:p>18.946995</text:p>
          </table:table-cell>
          <table:table-cell office:value-type="float" office:value="14.076594" calcext:value-type="float">
            <text:p>14.076594</text:p>
          </table:table-cell>
          <table:table-cell office:value-type="float" office:value="8.607273" calcext:value-type="float">
            <text:p>8.607273</text:p>
          </table:table-cell>
        </table:table-row>
        <table:table-row table:style-name="ro1">
          <table:table-cell office:value-type="float" office:value="33.677944" calcext:value-type="float">
            <text:p>33.677944</text:p>
          </table:table-cell>
          <table:table-cell office:value-type="float" office:value="15.398574" calcext:value-type="float">
            <text:p>15.398574</text:p>
          </table:table-cell>
          <table:table-cell office:value-type="float" office:value="16.708639" calcext:value-type="float">
            <text:p>16.708639</text:p>
          </table:table-cell>
          <table:table-cell office:value-type="float" office:value="20.123032" calcext:value-type="float">
            <text:p>20.123032</text:p>
          </table:table-cell>
          <table:table-cell office:value-type="float" office:value="11.821822" calcext:value-type="float">
            <text:p>11.821822</text:p>
          </table:table-cell>
          <table:table-cell office:value-type="float" office:value="5.521711" calcext:value-type="float">
            <text:p>5.52171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9.956741" calcext:value-type="float">
            <text:p>19.956741</text:p>
          </table:table-cell>
          <table:table-cell office:value-type="float" office:value="21.694563" calcext:value-type="float">
            <text:p>21.694563</text:p>
          </table:table-cell>
          <table:table-cell table:number-columns-repeated="4"/>
        </table:table-row>
        <table:table-row table:style-name="ro1">
          <table:table-cell office:value-type="float" office:value="13.880673" calcext:value-type="float">
            <text:p>13.880673</text:p>
          </table:table-cell>
          <table:table-cell office:value-type="float" office:value="7.343436" calcext:value-type="float">
            <text:p>7.343436</text:p>
          </table:table-cell>
          <table:table-cell table:number-columns-repeated="4"/>
        </table:table-row>
        <table:table-row table:style-name="ro1">
          <table:table-cell office:value-type="float" office:value="28.442356" calcext:value-type="float">
            <text:p>28.442356</text:p>
          </table:table-cell>
          <table:table-cell office:value-type="float" office:value="11.917128" calcext:value-type="float">
            <text:p>11.917128</text:p>
          </table:table-cell>
          <table:table-cell table:number-columns-repeated="4"/>
        </table:table-row>
        <table:table-row table:style-name="ro1">
          <table:table-cell office:value-type="float" office:value="28.442356" calcext:value-type="float">
            <text:p>28.442356</text:p>
          </table:table-cell>
          <table:table-cell office:value-type="float" office:value="11.917128" calcext:value-type="float">
            <text:p>11.917128</text:p>
          </table:table-cell>
          <table:table-cell table:number-columns-repeated="4"/>
        </table:table-row>
        <table:table-row table:style-name="ro1">
          <table:table-cell office:value-type="float" office:value="19.956741" calcext:value-type="float">
            <text:p>19.956741</text:p>
          </table:table-cell>
          <table:table-cell office:value-type="float" office:value="21.694563" calcext:value-type="float">
            <text:p>21.694563</text:p>
          </table:table-cell>
          <table:table-cell table:number-columns-repeated="4"/>
        </table:table-row>
        <table:table-row table:style-name="ro1">
          <table:table-cell office:value-type="float" office:value="13.880673" calcext:value-type="float">
            <text:p>13.880673</text:p>
          </table:table-cell>
          <table:table-cell office:value-type="float" office:value="7.343436" calcext:value-type="float">
            <text:p>7.343436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572.12pt" svg:height="464.57pt" svg:x="448.02pt" svg:y="25.63pt">
            <loext:p draw:notify-on-update-of-ranges="Sheet2.E5:Sheet2.E10 Sheet2.F5:Sheet2.F10 Sheet2.C5:Sheet2.C10 Sheet2.D5:Sheet2.D10 Sheet2.A5:Sheet2.A10 Sheet2.B5:Sheet2.B10 Sheet2.A1:Sheet2.A3 Sheet2.B1:Sheet2.B3 Sheet2.C1:Sheet2.C3 Sheet2.D1:Sheet2.D3 Sheet2.E1:Sheet2.E3 Sheet2.F1:Sheet2.F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30.185" calcext:value-type="float">
            <text:p>30.185</text:p>
          </table:table-cell>
          <table:table-cell office:value-type="float" office:value="14.521" calcext:value-type="float">
            <text:p>14.521</text:p>
          </table:table-cell>
          <table:table-cell office:value-type="float" office:value="8.492" calcext:value-type="float">
            <text:p>8.492</text:p>
          </table:table-cell>
          <table:table-cell office:value-type="float" office:value="9.339" calcext:value-type="float">
            <text:p>9.339</text:p>
          </table:table-cell>
          <table:table-cell office:value-type="float" office:value="22.011" calcext:value-type="float">
            <text:p>22.011</text:p>
          </table:table-cell>
          <table:table-cell office:value-type="float" office:value="22.281" calcext:value-type="float">
            <text:p>22.281</text:p>
          </table:table-cell>
        </table:table-row>
        <table:table-row table:style-name="ro1">
          <table:table-cell office:value-type="float" office:value="28.339" calcext:value-type="float">
            <text:p>28.339</text:p>
          </table:table-cell>
          <table:table-cell office:value-type="float" office:value="11.807" calcext:value-type="float">
            <text:p>11.807</text:p>
          </table:table-cell>
          <table:table-cell office:value-type="float" office:value="13.683" calcext:value-type="float">
            <text:p>13.683</text:p>
          </table:table-cell>
          <table:table-cell office:value-type="float" office:value="7.264" calcext:value-type="float">
            <text:p>7.264</text:p>
          </table:table-cell>
          <table:table-cell office:value-type="float" office:value="19.981" calcext:value-type="float">
            <text:p>19.981</text:p>
          </table:table-cell>
          <table:table-cell office:value-type="float" office:value="21.554" calcext:value-type="float">
            <text:p>21.554</text:p>
          </table:table-cell>
        </table:table-row>
        <table:table-row table:style-name="ro1">
          <table:table-cell office:value-type="float" office:value="28.442" calcext:value-type="float">
            <text:p>28.442</text:p>
          </table:table-cell>
          <table:table-cell office:value-type="float" office:value="11.917" calcext:value-type="float">
            <text:p>11.917</text:p>
          </table:table-cell>
          <table:table-cell office:value-type="float" office:value="13.881" calcext:value-type="float">
            <text:p>13.881</text:p>
          </table:table-cell>
          <table:table-cell office:value-type="float" office:value="7.343" calcext:value-type="float">
            <text:p>7.343</text:p>
          </table:table-cell>
          <table:table-cell office:value-type="float" office:value="19.957" calcext:value-type="float">
            <text:p>19.957</text:p>
          </table:table-cell>
          <table:table-cell office:value-type="float" office:value="21.695" calcext:value-type="float">
            <text:p>21.69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7.718" calcext:value-type="float">
            <text:p>7.718</text:p>
          </table:table-cell>
          <table:table-cell office:value-type="float" office:value="7.693" calcext:value-type="float">
            <text:p>7.693</text:p>
          </table:table-cell>
          <table:table-cell office:value-type="float" office:value="21.263" calcext:value-type="float">
            <text:p>21.263</text:p>
          </table:table-cell>
          <table:table-cell office:value-type="float" office:value="27.102" calcext:value-type="float">
            <text:p>27.102</text:p>
          </table:table-cell>
          <table:table-cell office:value-type="float" office:value="19.959" calcext:value-type="float">
            <text:p>19.959</text:p>
          </table:table-cell>
          <table:table-cell office:value-type="float" office:value="15.272" calcext:value-type="float">
            <text:p>15.272</text:p>
          </table:table-cell>
        </table:table-row>
        <table:table-row table:style-name="ro1">
          <table:table-cell office:value-type="float" office:value="13.107" calcext:value-type="float">
            <text:p>13.107</text:p>
          </table:table-cell>
          <table:table-cell office:value-type="float" office:value="6.905" calcext:value-type="float">
            <text:p>6.905</text:p>
          </table:table-cell>
          <table:table-cell office:value-type="float" office:value="20.112" calcext:value-type="float">
            <text:p>20.112</text:p>
          </table:table-cell>
          <table:table-cell office:value-type="float" office:value="24.043" calcext:value-type="float">
            <text:p>24.043</text:p>
          </table:table-cell>
          <table:table-cell office:value-type="float" office:value="24.758" calcext:value-type="float">
            <text:p>24.758</text:p>
          </table:table-cell>
          <table:table-cell office:value-type="float" office:value="13.526" calcext:value-type="float">
            <text:p>13.526</text:p>
          </table:table-cell>
        </table:table-row>
        <table:table-row table:style-name="ro1">
          <table:table-cell office:value-type="float" office:value="13.683" calcext:value-type="float">
            <text:p>13.683</text:p>
          </table:table-cell>
          <table:table-cell office:value-type="float" office:value="7.264" calcext:value-type="float">
            <text:p>7.264</text:p>
          </table:table-cell>
          <table:table-cell office:value-type="float" office:value="19.678" calcext:value-type="float">
            <text:p>19.678</text:p>
          </table:table-cell>
          <table:table-cell office:value-type="float" office:value="22.358" calcext:value-type="float">
            <text:p>22.358</text:p>
          </table:table-cell>
          <table:table-cell office:value-type="float" office:value="27.471" calcext:value-type="float">
            <text:p>27.471</text:p>
          </table:table-cell>
          <table:table-cell office:value-type="float" office:value="12.46" calcext:value-type="float">
            <text:p>12.46</text:p>
          </table:table-cell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7.325" calcext:value-type="float">
            <text:p>7.325</text:p>
          </table:table-cell>
          <table:table-cell office:value-type="float" office:value="19.782" calcext:value-type="float">
            <text:p>19.782</text:p>
          </table:table-cell>
          <table:table-cell office:value-type="float" office:value="21.868" calcext:value-type="float">
            <text:p>21.868</text:p>
          </table:table-cell>
          <table:table-cell office:value-type="float" office:value="28.205" calcext:value-type="float">
            <text:p>28.205</text:p>
          </table:table-cell>
          <table:table-cell office:value-type="float" office:value="12.106" calcext:value-type="float">
            <text:p>12.106</text:p>
          </table:table-cell>
        </table:table-row>
        <table:table-row table:style-name="ro1">
          <table:table-cell office:value-type="float" office:value="13.881" calcext:value-type="float">
            <text:p>13.881</text:p>
          </table:table-cell>
          <table:table-cell office:value-type="float" office:value="7.343" calcext:value-type="float">
            <text:p>7.343</text:p>
          </table:table-cell>
          <table:table-cell office:value-type="float" office:value="19.901" calcext:value-type="float">
            <text:p>19.901</text:p>
          </table:table-cell>
          <table:table-cell office:value-type="float" office:value="21.81" calcext:value-type="float">
            <text:p>21.81</text:p>
          </table:table-cell>
          <table:table-cell office:value-type="float" office:value="28.328" calcext:value-type="float">
            <text:p>28.328</text:p>
          </table:table-cell>
          <table:table-cell office:value-type="float" office:value="11.997" calcext:value-type="float">
            <text:p>11.997</text:p>
          </table:table-cell>
        </table:table-row>
        <table:table-row table:style-name="ro1">
          <table:table-cell office:value-type="float" office:value="13.881" calcext:value-type="float">
            <text:p>13.881</text:p>
          </table:table-cell>
          <table:table-cell office:value-type="float" office:value="7.343" calcext:value-type="float">
            <text:p>7.343</text:p>
          </table:table-cell>
          <table:table-cell office:value-type="float" office:value="19.957" calcext:value-type="float">
            <text:p>19.957</text:p>
          </table:table-cell>
          <table:table-cell office:value-type="float" office:value="21.695" calcext:value-type="float">
            <text:p>21.695</text:p>
          </table:table-cell>
          <table:table-cell office:value-type="float" office:value="28.442" calcext:value-type="float">
            <text:p>28.442</text:p>
          </table:table-cell>
          <table:table-cell office:value-type="float" office:value="11.917" calcext:value-type="float">
            <text:p>11.9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3">00/00/0000</text:date>, <text:time style:data-style-name="N2" text:time-value="23:30:16.993900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aillehache</meta:initial-creator>
    <meta:creation-date>2018-12-31T19:08:24.415691985</meta:creation-date>
    <dc:date>2019-01-03T23:47:54.571517116</dc:date>
    <dc:creator>Pascal Baillehache</dc:creator>
    <meta:editing-duration>PT41M26S</meta:editing-duration>
    <meta:editing-cycles>7</meta:editing-cycles>
    <meta:generator>LibreOffice/5.1.6.2$Linux_x86 LibreOffice_project/10m0$Build-2</meta:generator>
    <meta:document-statistic meta:table-count="2" meta:cell-count="6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999999" draw:fill-color="#999999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800000" draw:fill-color="#80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8000" draw:fill-color="#008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80" draw:fill-color="#00008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800000" draw:fill-color="#8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8000" draw:fill-color="#008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0080" draw:fill-color="#00008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84cm" svg:height="16.39cm" xlink:href=".." xlink:type="simple" chart:class="chart:scatter" chart:style-name="ch1">
        <chart:plot-area chart:style-name="ch2" table:cell-range-address="Sheet1.A111:Sheet1.B111 Sheet1.B106:Sheet1.B110 Sheet1.B1:Sheet1.B3 Sheet1.B5:Sheet1.B104 Sheet1.D5:Sheet1.D104 Sheet1.F5:Sheet1.F104" svg:x="0.453cm" svg:y="0.35cm" svg:width="19.245cm" svg:height="15.743cm">
          <chartooo:coordinate-region svg:x="1.074cm" svg:y="0.549cm" svg:width="18.437cm" svg:height="14.89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111:Sheet1.B111" chart:class="chart:scatter">
            <chart:domain table:cell-range-address="Sheet1.A111:Sheet1.A111"/>
            <chart:data-point/>
          </chart:series>
          <chart:series chart:style-name="ch5" chart:values-cell-range-address="Sheet1.B110:Sheet1.B110" chart:class="chart:scatter">
            <chart:domain table:cell-range-address="Sheet1.A110:Sheet1.A110"/>
            <chart:data-point/>
          </chart:series>
          <chart:series chart:style-name="ch5" chart:values-cell-range-address="Sheet1.B109:Sheet1.B109" chart:class="chart:scatter">
            <chart:domain table:cell-range-address="Sheet1.A109:Sheet1.A109"/>
            <chart:data-point/>
          </chart:series>
          <chart:series chart:style-name="ch6" chart:values-cell-range-address="Sheet1.B108:Sheet1.B108" chart:class="chart:scatter">
            <chart:domain table:cell-range-address="Sheet1.A108:Sheet1.A108"/>
            <chart:data-point/>
          </chart:series>
          <chart:series chart:style-name="ch6" chart:values-cell-range-address="Sheet1.B107:Sheet1.B107" chart:class="chart:scatter">
            <chart:domain table:cell-range-address="Sheet1.A107:Sheet1.A107"/>
            <chart:data-point/>
          </chart:series>
          <chart:series chart:style-name="ch6" chart:values-cell-range-address="Sheet1.B106:Sheet1.B106" chart:class="chart:scatter">
            <chart:domain table:cell-range-address="Sheet1.A106:Sheet1.A106"/>
            <chart:data-point/>
          </chart:series>
          <chart:series chart:style-name="ch7" chart:values-cell-range-address="Sheet1.B1:Sheet1.B1" chart:class="chart:scatter">
            <chart:domain table:cell-range-address="Sheet1.A1:Sheet1.A1"/>
            <chart:data-point/>
          </chart:series>
          <chart:series chart:style-name="ch8" chart:values-cell-range-address="Sheet1.B2:Sheet1.B2" chart:class="chart:scatter">
            <chart:domain table:cell-range-address="Sheet1.A2:Sheet1.A2"/>
            <chart:data-point/>
          </chart:series>
          <chart:series chart:style-name="ch9" chart:values-cell-range-address="Sheet1.B3:Sheet1.B3" chart:class="chart:scatter">
            <chart:domain table:cell-range-address="Sheet1.A3:Sheet1.A3"/>
            <chart:data-point/>
          </chart:series>
          <chart:series chart:style-name="ch10" chart:values-cell-range-address="Sheet1.B5:Sheet1.B104" chart:class="chart:scatter">
            <chart:domain table:cell-range-address="Sheet1.A5:Sheet1.A104"/>
            <chart:data-point chart:repeated="100"/>
          </chart:series>
          <chart:series chart:style-name="ch11" chart:values-cell-range-address="Sheet1.D5:Sheet1.D104" chart:class="chart:scatter">
            <chart:domain table:cell-range-address="Sheet1.C5:Sheet1.C104"/>
            <chart:data-point chart:repeated="100"/>
          </chart:series>
          <chart:series chart:style-name="ch12" chart:values-cell-range-address="Sheet1.F5:Sheet1.F104" chart:class="chart:scatter">
            <chart:domain table:cell-range-address="Sheet1.E5:Sheet1.E104"/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880673">
                <text:p>13.880673</text:p>
                <draw:g>
                  <svg:desc>Sheet1.A111:Sheet1.A111</svg:desc>
                </draw:g>
              </table:table-cell>
              <table:table-cell office:value-type="float" office:value="7.343436">
                <text:p>7.343436</text:p>
                <draw:g>
                  <svg:desc>Sheet1.B111:Sheet1.B111</svg:desc>
                </draw:g>
              </table:table-cell>
              <table:table-cell office:value-type="float" office:value="19.956741">
                <text:p>19.956741</text:p>
                <draw:g>
                  <svg:desc>Sheet1.A110:Sheet1.A110</svg:desc>
                </draw:g>
              </table:table-cell>
              <table:table-cell office:value-type="float" office:value="21.694563">
                <text:p>21.694563</text:p>
                <draw:g>
                  <svg:desc>Sheet1.B110:Sheet1.B110</svg:desc>
                </draw:g>
              </table:table-cell>
              <table:table-cell office:value-type="float" office:value="28.442356">
                <text:p>28.442356</text:p>
                <draw:g>
                  <svg:desc>Sheet1.A109:Sheet1.A109</svg:desc>
                </draw:g>
              </table:table-cell>
              <table:table-cell office:value-type="float" office:value="11.917128">
                <text:p>11.917128</text:p>
                <draw:g>
                  <svg:desc>Sheet1.B109:Sheet1.B109</svg:desc>
                </draw:g>
              </table:table-cell>
              <table:table-cell office:value-type="float" office:value="28.442356">
                <text:p>28.442356</text:p>
                <draw:g>
                  <svg:desc>Sheet1.A108:Sheet1.A108</svg:desc>
                </draw:g>
              </table:table-cell>
              <table:table-cell office:value-type="float" office:value="11.917128">
                <text:p>11.917128</text:p>
                <draw:g>
                  <svg:desc>Sheet1.B108:Sheet1.B108</svg:desc>
                </draw:g>
              </table:table-cell>
              <table:table-cell office:value-type="float" office:value="13.880673">
                <text:p>13.880673</text:p>
                <draw:g>
                  <svg:desc>Sheet1.A107:Sheet1.A107</svg:desc>
                </draw:g>
              </table:table-cell>
              <table:table-cell office:value-type="float" office:value="7.343436">
                <text:p>7.343436</text:p>
                <draw:g>
                  <svg:desc>Sheet1.B107:Sheet1.B107</svg:desc>
                </draw:g>
              </table:table-cell>
              <table:table-cell office:value-type="float" office:value="19.956741">
                <text:p>19.956741</text:p>
                <draw:g>
                  <svg:desc>Sheet1.A106:Sheet1.A106</svg:desc>
                </draw:g>
              </table:table-cell>
              <table:table-cell office:value-type="float" office:value="21.694563">
                <text:p>21.694563</text:p>
                <draw:g>
                  <svg:desc>Sheet1.B106:Sheet1.B106</svg:desc>
                </draw:g>
              </table:table-cell>
              <table:table-cell office:value-type="float" office:value="28.069008">
                <text:p>28.069008</text:p>
                <draw:g>
                  <svg:desc>Sheet1.A1:Sheet1.A1</svg:desc>
                </draw:g>
              </table:table-cell>
              <table:table-cell office:value-type="float" office:value="11.249166">
                <text:p>11.249166</text:p>
                <draw:g>
                  <svg:desc>Sheet1.B1:Sheet1.B1</svg:desc>
                </draw:g>
              </table:table-cell>
              <table:table-cell office:value-type="float" office:value="19.654589">
                <text:p>19.654589</text:p>
                <draw:g>
                  <svg:desc>Sheet1.A2:Sheet1.A2</svg:desc>
                </draw:g>
              </table:table-cell>
              <table:table-cell office:value-type="float" office:value="22.19692">
                <text:p>22.19692</text:p>
                <draw:g>
                  <svg:desc>Sheet1.B2:Sheet1.B2</svg:desc>
                </draw:g>
              </table:table-cell>
              <table:table-cell office:value-type="float" office:value="14.252063">
                <text:p>14.252063</text:p>
                <draw:g>
                  <svg:desc>Sheet1.A3:Sheet1.A3</svg:desc>
                </draw:g>
              </table:table-cell>
              <table:table-cell office:value-type="float" office:value="7.239053">
                <text:p>7.239053</text:p>
                <draw:g>
                  <svg:desc>Sheet1.B3:Sheet1.B3</svg:desc>
                </draw:g>
              </table:table-cell>
              <table:table-cell office:value-type="float" office:value="28.633823">
                <text:p>28.633823</text:p>
                <draw:g>
                  <svg:desc>Sheet1.A5:Sheet1.A104</svg:desc>
                </draw:g>
              </table:table-cell>
              <table:table-cell office:value-type="float" office:value="12.292907">
                <text:p>12.292907</text:p>
                <draw:g>
                  <svg:desc>Sheet1.B5:Sheet1.B104</svg:desc>
                </draw:g>
              </table:table-cell>
              <table:table-cell office:value-type="float" office:value="19.235598">
                <text:p>19.235598</text:p>
                <draw:g>
                  <svg:desc>Sheet1.C5:Sheet1.C104</svg:desc>
                </draw:g>
              </table:table-cell>
              <table:table-cell office:value-type="float" office:value="18.823492">
                <text:p>18.823492</text:p>
                <draw:g>
                  <svg:desc>Sheet1.D5:Sheet1.D104</svg:desc>
                </draw:g>
              </table:table-cell>
              <table:table-cell office:value-type="float" office:value="12.592678">
                <text:p>12.592678</text:p>
                <draw:g>
                  <svg:desc>Sheet1.E5:Sheet1.E104</svg:desc>
                </draw:g>
              </table:table-cell>
              <table:table-cell office:value-type="float" office:value="3.948273">
                <text:p>3.948273</text:p>
                <draw:g>
                  <svg:desc>Sheet1.F5:Sheet1.F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052284">
                <text:p>26.052284</text:p>
              </table:table-cell>
              <table:table-cell office:value-type="float" office:value="19.23427">
                <text:p>19.23427</text:p>
              </table:table-cell>
              <table:table-cell office:value-type="float" office:value="18.743282">
                <text:p>18.743282</text:p>
              </table:table-cell>
              <table:table-cell office:value-type="float" office:value="24.418528">
                <text:p>24.418528</text:p>
              </table:table-cell>
              <table:table-cell office:value-type="float" office:value="10.458279">
                <text:p>10.458279</text:p>
              </table:table-cell>
              <table:table-cell office:value-type="float" office:value="5.078588">
                <text:p>5.078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130377">
                <text:p>26.130377</text:p>
              </table:table-cell>
              <table:table-cell office:value-type="float" office:value="12.85024">
                <text:p>12.85024</text:p>
              </table:table-cell>
              <table:table-cell office:value-type="float" office:value="22.535856">
                <text:p>22.535856</text:p>
              </table:table-cell>
              <table:table-cell office:value-type="float" office:value="21.906">
                <text:p>21.906</text:p>
              </table:table-cell>
              <table:table-cell office:value-type="float" office:value="10.845601">
                <text:p>10.845601</text:p>
              </table:table-cell>
              <table:table-cell office:value-type="float" office:value="13.083977">
                <text:p>13.0839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455097">
                <text:p>26.455097</text:p>
              </table:table-cell>
              <table:table-cell office:value-type="float" office:value="8.574337">
                <text:p>8.574337</text:p>
              </table:table-cell>
              <table:table-cell office:value-type="float" office:value="18.511803">
                <text:p>18.511803</text:p>
              </table:table-cell>
              <table:table-cell office:value-type="float" office:value="20.898256">
                <text:p>20.898256</text:p>
              </table:table-cell>
              <table:table-cell office:value-type="float" office:value="14.739879">
                <text:p>14.739879</text:p>
              </table:table-cell>
              <table:table-cell office:value-type="float" office:value="4.883637">
                <text:p>4.8836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733614">
                <text:p>28.733614</text:p>
              </table:table-cell>
              <table:table-cell office:value-type="float" office:value="10.599995">
                <text:p>10.599995</text:p>
              </table:table-cell>
              <table:table-cell office:value-type="float" office:value="23.665422">
                <text:p>23.665422</text:p>
              </table:table-cell>
              <table:table-cell office:value-type="float" office:value="25.562561">
                <text:p>25.562561</text:p>
              </table:table-cell>
              <table:table-cell office:value-type="float" office:value="14.357016">
                <text:p>14.357016</text:p>
              </table:table-cell>
              <table:table-cell office:value-type="float" office:value="6.407752">
                <text:p>6.407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550997">
                <text:p>28.550997</text:p>
              </table:table-cell>
              <table:table-cell office:value-type="float" office:value="10.792174">
                <text:p>10.792174</text:p>
              </table:table-cell>
              <table:table-cell office:value-type="float" office:value="15.24971">
                <text:p>15.24971</text:p>
              </table:table-cell>
              <table:table-cell office:value-type="float" office:value="18.156441">
                <text:p>18.156441</text:p>
              </table:table-cell>
              <table:table-cell office:value-type="float" office:value="20.529245">
                <text:p>20.529245</text:p>
              </table:table-cell>
              <table:table-cell office:value-type="float" office:value="7.550764">
                <text:p>7.550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843285">
                <text:p>29.843285</text:p>
              </table:table-cell>
              <table:table-cell office:value-type="float" office:value="10.751228">
                <text:p>10.751228</text:p>
              </table:table-cell>
              <table:table-cell office:value-type="float" office:value="20.759161">
                <text:p>20.759161</text:p>
              </table:table-cell>
              <table:table-cell office:value-type="float" office:value="25.732025">
                <text:p>25.732025</text:p>
              </table:table-cell>
              <table:table-cell office:value-type="float" office:value="9.862355">
                <text:p>9.862355</text:p>
              </table:table-cell>
              <table:table-cell office:value-type="float" office:value="9.238699">
                <text:p>9.2386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86349">
                <text:p>29.386349</text:p>
              </table:table-cell>
              <table:table-cell office:value-type="float" office:value="10.359576">
                <text:p>10.359576</text:p>
              </table:table-cell>
              <table:table-cell office:value-type="float" office:value="22.475607">
                <text:p>22.475607</text:p>
              </table:table-cell>
              <table:table-cell office:value-type="float" office:value="19.885624">
                <text:p>19.885624</text:p>
              </table:table-cell>
              <table:table-cell office:value-type="float" office:value="14.94679">
                <text:p>14.94679</text:p>
              </table:table-cell>
              <table:table-cell office:value-type="float" office:value="11.217808">
                <text:p>11.2178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22769">
                <text:p>28.22769</text:p>
              </table:table-cell>
              <table:table-cell office:value-type="float" office:value="11.757756">
                <text:p>11.757756</text:p>
              </table:table-cell>
              <table:table-cell office:value-type="float" office:value="22.86713">
                <text:p>22.86713</text:p>
              </table:table-cell>
              <table:table-cell office:value-type="float" office:value="25.741074">
                <text:p>25.741074</text:p>
              </table:table-cell>
              <table:table-cell office:value-type="float" office:value="14.902649">
                <text:p>14.902649</text:p>
              </table:table-cell>
              <table:table-cell office:value-type="float" office:value="10.882385">
                <text:p>10.882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538338">
                <text:p>28.538338</text:p>
              </table:table-cell>
              <table:table-cell office:value-type="float" office:value="19.813602">
                <text:p>19.813602</text:p>
              </table:table-cell>
              <table:table-cell office:value-type="float" office:value="18.626719">
                <text:p>18.626719</text:p>
              </table:table-cell>
              <table:table-cell office:value-type="float" office:value="26.148878">
                <text:p>26.148878</text:p>
              </table:table-cell>
              <table:table-cell office:value-type="float" office:value="11.498481">
                <text:p>11.498481</text:p>
              </table:table-cell>
              <table:table-cell office:value-type="float" office:value="5.557252">
                <text:p>5.5572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947056">
                <text:p>23.947056</text:p>
              </table:table-cell>
              <table:table-cell office:value-type="float" office:value="8.374683">
                <text:p>8.374683</text:p>
              </table:table-cell>
              <table:table-cell office:value-type="float" office:value="20.750635">
                <text:p>20.750635</text:p>
              </table:table-cell>
              <table:table-cell office:value-type="float" office:value="24.407253">
                <text:p>24.407253</text:p>
              </table:table-cell>
              <table:table-cell office:value-type="float" office:value="13.187488">
                <text:p>13.187488</text:p>
              </table:table-cell>
              <table:table-cell office:value-type="float" office:value="6.842857">
                <text:p>6.8428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845385">
                <text:p>28.845385</text:p>
              </table:table-cell>
              <table:table-cell office:value-type="float" office:value="11.675117">
                <text:p>11.675117</text:p>
              </table:table-cell>
              <table:table-cell office:value-type="float" office:value="22.477848">
                <text:p>22.477848</text:p>
              </table:table-cell>
              <table:table-cell office:value-type="float" office:value="25.658518">
                <text:p>25.658518</text:p>
              </table:table-cell>
              <table:table-cell office:value-type="float" office:value="16.712572">
                <text:p>16.712572</text:p>
              </table:table-cell>
              <table:table-cell office:value-type="float" office:value="6.494166">
                <text:p>6.4941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24032">
                <text:p>28.24032</text:p>
              </table:table-cell>
              <table:table-cell office:value-type="float" office:value="6.265765">
                <text:p>6.265765</text:p>
              </table:table-cell>
              <table:table-cell office:value-type="float" office:value="18.270994">
                <text:p>18.270994</text:p>
              </table:table-cell>
              <table:table-cell office:value-type="float" office:value="16.920401">
                <text:p>16.920401</text:p>
              </table:table-cell>
              <table:table-cell office:value-type="float" office:value="12.14168">
                <text:p>12.14168</text:p>
              </table:table-cell>
              <table:table-cell office:value-type="float" office:value="9.39092">
                <text:p>9.390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723717">
                <text:p>24.723717</text:p>
              </table:table-cell>
              <table:table-cell office:value-type="float" office:value="8.320883">
                <text:p>8.320883</text:p>
              </table:table-cell>
              <table:table-cell office:value-type="float" office:value="22.146622">
                <text:p>22.146622</text:p>
              </table:table-cell>
              <table:table-cell office:value-type="float" office:value="22.992455">
                <text:p>22.992455</text:p>
              </table:table-cell>
              <table:table-cell office:value-type="float" office:value="11.246556">
                <text:p>11.246556</text:p>
              </table:table-cell>
              <table:table-cell office:value-type="float" office:value="7.74808">
                <text:p>7.748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633812">
                <text:p>26.633812</text:p>
              </table:table-cell>
              <table:table-cell office:value-type="float" office:value="6.44645">
                <text:p>6.44645</text:p>
              </table:table-cell>
              <table:table-cell office:value-type="float" office:value="13.803344">
                <text:p>13.803344</text:p>
              </table:table-cell>
              <table:table-cell office:value-type="float" office:value="20.392096">
                <text:p>20.392096</text:p>
              </table:table-cell>
              <table:table-cell office:value-type="float" office:value="18.23925">
                <text:p>18.23925</text:p>
              </table:table-cell>
              <table:table-cell office:value-type="float" office:value="9.086374">
                <text:p>9.0863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953035">
                <text:p>30.953035</text:p>
              </table:table-cell>
              <table:table-cell office:value-type="float" office:value="9.323502">
                <text:p>9.323502</text:p>
              </table:table-cell>
              <table:table-cell office:value-type="float" office:value="21.829857">
                <text:p>21.829857</text:p>
              </table:table-cell>
              <table:table-cell office:value-type="float" office:value="21.131969">
                <text:p>21.131969</text:p>
              </table:table-cell>
              <table:table-cell office:value-type="float" office:value="16.25902">
                <text:p>16.25902</text:p>
              </table:table-cell>
              <table:table-cell office:value-type="float" office:value="7.211296">
                <text:p>7.211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116953">
                <text:p>31.116953</text:p>
              </table:table-cell>
              <table:table-cell office:value-type="float" office:value="12.879289">
                <text:p>12.879289</text:p>
              </table:table-cell>
              <table:table-cell office:value-type="float" office:value="23.409569">
                <text:p>23.409569</text:p>
              </table:table-cell>
              <table:table-cell office:value-type="float" office:value="22.789968">
                <text:p>22.789968</text:p>
              </table:table-cell>
              <table:table-cell office:value-type="float" office:value="14.732009">
                <text:p>14.732009</text:p>
              </table:table-cell>
              <table:table-cell office:value-type="float" office:value="6.460821">
                <text:p>6.4608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59503">
                <text:p>20.959503</text:p>
              </table:table-cell>
              <table:table-cell office:value-type="float" office:value="12.602968">
                <text:p>12.602968</text:p>
              </table:table-cell>
              <table:table-cell office:value-type="float" office:value="17.141291">
                <text:p>17.141291</text:p>
              </table:table-cell>
              <table:table-cell office:value-type="float" office:value="23.852451">
                <text:p>23.852451</text:p>
              </table:table-cell>
              <table:table-cell office:value-type="float" office:value="14.999218">
                <text:p>14.999218</text:p>
              </table:table-cell>
              <table:table-cell office:value-type="float" office:value="8.711921">
                <text:p>8.7119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956499">
                <text:p>27.956499</text:p>
              </table:table-cell>
              <table:table-cell office:value-type="float" office:value="13.609019">
                <text:p>13.609019</text:p>
              </table:table-cell>
              <table:table-cell office:value-type="float" office:value="18.733019">
                <text:p>18.733019</text:p>
              </table:table-cell>
              <table:table-cell office:value-type="float" office:value="22.014162">
                <text:p>22.014162</text:p>
              </table:table-cell>
              <table:table-cell office:value-type="float" office:value="15.527146">
                <text:p>15.527146</text:p>
              </table:table-cell>
              <table:table-cell office:value-type="float" office:value="10.999743">
                <text:p>10.9997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872864">
                <text:p>31.872864</text:p>
              </table:table-cell>
              <table:table-cell office:value-type="float" office:value="8.943518">
                <text:p>8.943518</text:p>
              </table:table-cell>
              <table:table-cell office:value-type="float" office:value="18.358654">
                <text:p>18.358654</text:p>
              </table:table-cell>
              <table:table-cell office:value-type="float" office:value="24.65377">
                <text:p>24.65377</text:p>
              </table:table-cell>
              <table:table-cell office:value-type="float" office:value="8.360085">
                <text:p>8.360085</text:p>
              </table:table-cell>
              <table:table-cell office:value-type="float" office:value="10.208816">
                <text:p>10.2088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097677">
                <text:p>26.097677</text:p>
              </table:table-cell>
              <table:table-cell office:value-type="float" office:value="16.264061">
                <text:p>16.264061</text:p>
              </table:table-cell>
              <table:table-cell office:value-type="float" office:value="24.531662">
                <text:p>24.531662</text:p>
              </table:table-cell>
              <table:table-cell office:value-type="float" office:value="23.721464">
                <text:p>23.721464</text:p>
              </table:table-cell>
              <table:table-cell office:value-type="float" office:value="12.468403">
                <text:p>12.468403</text:p>
              </table:table-cell>
              <table:table-cell office:value-type="float" office:value="6.878686">
                <text:p>6.8786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388678">
                <text:p>26.388678</text:p>
              </table:table-cell>
              <table:table-cell office:value-type="float" office:value="11.445029">
                <text:p>11.445029</text:p>
              </table:table-cell>
              <table:table-cell office:value-type="float" office:value="20.422182">
                <text:p>20.422182</text:p>
              </table:table-cell>
              <table:table-cell office:value-type="float" office:value="25.463303">
                <text:p>25.463303</text:p>
              </table:table-cell>
              <table:table-cell office:value-type="float" office:value="14.714397">
                <text:p>14.714397</text:p>
              </table:table-cell>
              <table:table-cell office:value-type="float" office:value="3.323504">
                <text:p>3.3235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13933">
                <text:p>24.513933</text:p>
              </table:table-cell>
              <table:table-cell office:value-type="float" office:value="7.059963">
                <text:p>7.059963</text:p>
              </table:table-cell>
              <table:table-cell office:value-type="float" office:value="18.509027">
                <text:p>18.509027</text:p>
              </table:table-cell>
              <table:table-cell office:value-type="float" office:value="22.554037">
                <text:p>22.554037</text:p>
              </table:table-cell>
              <table:table-cell office:value-type="float" office:value="18.467571">
                <text:p>18.467571</text:p>
              </table:table-cell>
              <table:table-cell office:value-type="float" office:value="4.957978">
                <text:p>4.9579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66932">
                <text:p>29.366932</text:p>
              </table:table-cell>
              <table:table-cell office:value-type="float" office:value="10.861627">
                <text:p>10.861627</text:p>
              </table:table-cell>
              <table:table-cell office:value-type="float" office:value="17.426935">
                <text:p>17.426935</text:p>
              </table:table-cell>
              <table:table-cell office:value-type="float" office:value="22.157187">
                <text:p>22.157187</text:p>
              </table:table-cell>
              <table:table-cell office:value-type="float" office:value="14.995366">
                <text:p>14.995366</text:p>
              </table:table-cell>
              <table:table-cell office:value-type="float" office:value="8.656789">
                <text:p>8.656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595938">
                <text:p>31.595938</text:p>
              </table:table-cell>
              <table:table-cell office:value-type="float" office:value="14.901086">
                <text:p>14.901086</text:p>
              </table:table-cell>
              <table:table-cell office:value-type="float" office:value="19.876196">
                <text:p>19.876196</text:p>
              </table:table-cell>
              <table:table-cell office:value-type="float" office:value="26.168688">
                <text:p>26.168688</text:p>
              </table:table-cell>
              <table:table-cell office:value-type="float" office:value="12.279941">
                <text:p>12.279941</text:p>
              </table:table-cell>
              <table:table-cell office:value-type="float" office:value="6.107559">
                <text:p>6.1075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047731">
                <text:p>27.047731</text:p>
              </table:table-cell>
              <table:table-cell office:value-type="float" office:value="18.721298">
                <text:p>18.721298</text:p>
              </table:table-cell>
              <table:table-cell office:value-type="float" office:value="17.749092">
                <text:p>17.749092</text:p>
              </table:table-cell>
              <table:table-cell office:value-type="float" office:value="27.143915">
                <text:p>27.143915</text:p>
              </table:table-cell>
              <table:table-cell office:value-type="float" office:value="17.660381">
                <text:p>17.660381</text:p>
              </table:table-cell>
              <table:table-cell office:value-type="float" office:value="4.754192">
                <text:p>4.7541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668179">
                <text:p>24.668179</text:p>
              </table:table-cell>
              <table:table-cell office:value-type="float" office:value="13.485799">
                <text:p>13.485799</text:p>
              </table:table-cell>
              <table:table-cell office:value-type="float" office:value="21.459522">
                <text:p>21.459522</text:p>
              </table:table-cell>
              <table:table-cell office:value-type="float" office:value="22.727383">
                <text:p>22.727383</text:p>
              </table:table-cell>
              <table:table-cell office:value-type="float" office:value="13.219142">
                <text:p>13.219142</text:p>
              </table:table-cell>
              <table:table-cell office:value-type="float" office:value="7.327538">
                <text:p>7.3275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785263">
                <text:p>30.785263</text:p>
              </table:table-cell>
              <table:table-cell office:value-type="float" office:value="15.390684">
                <text:p>15.390684</text:p>
              </table:table-cell>
              <table:table-cell office:value-type="float" office:value="23.087008">
                <text:p>23.087008</text:p>
              </table:table-cell>
              <table:table-cell office:value-type="float" office:value="21.896502">
                <text:p>21.896502</text:p>
              </table:table-cell>
              <table:table-cell office:value-type="float" office:value="11.119055">
                <text:p>11.119055</text:p>
              </table:table-cell>
              <table:table-cell office:value-type="float" office:value="6.15609">
                <text:p>6.156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330399">
                <text:p>25.330399</text:p>
              </table:table-cell>
              <table:table-cell office:value-type="float" office:value="12.283073">
                <text:p>12.283073</text:p>
              </table:table-cell>
              <table:table-cell office:value-type="float" office:value="18.255594">
                <text:p>18.255594</text:p>
              </table:table-cell>
              <table:table-cell office:value-type="float" office:value="22.551985">
                <text:p>22.551985</text:p>
              </table:table-cell>
              <table:table-cell office:value-type="float" office:value="12.758935">
                <text:p>12.758935</text:p>
              </table:table-cell>
              <table:table-cell office:value-type="float" office:value="11.746021">
                <text:p>11.746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77879">
                <text:p>24.77879</text:p>
              </table:table-cell>
              <table:table-cell office:value-type="float" office:value="12.417658">
                <text:p>12.417658</text:p>
              </table:table-cell>
              <table:table-cell office:value-type="float" office:value="15.977521">
                <text:p>15.977521</text:p>
              </table:table-cell>
              <table:table-cell office:value-type="float" office:value="20.013983">
                <text:p>20.013983</text:p>
              </table:table-cell>
              <table:table-cell office:value-type="float" office:value="17.043211">
                <text:p>17.043211</text:p>
              </table:table-cell>
              <table:table-cell office:value-type="float" office:value="8.389001">
                <text:p>8.389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640587">
                <text:p>31.640587</text:p>
              </table:table-cell>
              <table:table-cell office:value-type="float" office:value="12.987787">
                <text:p>12.987787</text:p>
              </table:table-cell>
              <table:table-cell office:value-type="float" office:value="17.524673">
                <text:p>17.524673</text:p>
              </table:table-cell>
              <table:table-cell office:value-type="float" office:value="20.441366">
                <text:p>20.441366</text:p>
              </table:table-cell>
              <table:table-cell office:value-type="float" office:value="14.60597">
                <text:p>14.60597</text:p>
              </table:table-cell>
              <table:table-cell office:value-type="float" office:value="4.453372">
                <text:p>4.4533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095758">
                <text:p>29.095758</text:p>
              </table:table-cell>
              <table:table-cell office:value-type="float" office:value="11.579761">
                <text:p>11.579761</text:p>
              </table:table-cell>
              <table:table-cell office:value-type="float" office:value="22.153564">
                <text:p>22.153564</text:p>
              </table:table-cell>
              <table:table-cell office:value-type="float" office:value="18.537165">
                <text:p>18.537165</text:p>
              </table:table-cell>
              <table:table-cell office:value-type="float" office:value="14.559906">
                <text:p>14.559906</text:p>
              </table:table-cell>
              <table:table-cell office:value-type="float" office:value="8.431289">
                <text:p>8.4312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779095">
                <text:p>32.779095</text:p>
              </table:table-cell>
              <table:table-cell office:value-type="float" office:value="15.358913">
                <text:p>15.358913</text:p>
              </table:table-cell>
              <table:table-cell office:value-type="float" office:value="20.257149">
                <text:p>20.257149</text:p>
              </table:table-cell>
              <table:table-cell office:value-type="float" office:value="25.212011">
                <text:p>25.212011</text:p>
              </table:table-cell>
              <table:table-cell office:value-type="float" office:value="13.068298">
                <text:p>13.068298</text:p>
              </table:table-cell>
              <table:table-cell office:value-type="float" office:value="10.726461">
                <text:p>10.7264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030907">
                <text:p>35.030907</text:p>
              </table:table-cell>
              <table:table-cell office:value-type="float" office:value="6.639762">
                <text:p>6.639762</text:p>
              </table:table-cell>
              <table:table-cell office:value-type="float" office:value="21.238081">
                <text:p>21.238081</text:p>
              </table:table-cell>
              <table:table-cell office:value-type="float" office:value="25.346832">
                <text:p>25.346832</text:p>
              </table:table-cell>
              <table:table-cell office:value-type="float" office:value="16.072897">
                <text:p>16.072897</text:p>
              </table:table-cell>
              <table:table-cell office:value-type="float" office:value="6.441304">
                <text:p>6.4413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896448">
                <text:p>26.896448</text:p>
              </table:table-cell>
              <table:table-cell office:value-type="float" office:value="16.172876">
                <text:p>16.172876</text:p>
              </table:table-cell>
              <table:table-cell office:value-type="float" office:value="14.700457">
                <text:p>14.700457</text:p>
              </table:table-cell>
              <table:table-cell office:value-type="float" office:value="27.644926">
                <text:p>27.644926</text:p>
              </table:table-cell>
              <table:table-cell office:value-type="float" office:value="8.433315">
                <text:p>8.433315</text:p>
              </table:table-cell>
              <table:table-cell office:value-type="float" office:value="7.357404">
                <text:p>7.3574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441208">
                <text:p>32.441208</text:p>
              </table:table-cell>
              <table:table-cell office:value-type="float" office:value="13.260548">
                <text:p>13.260548</text:p>
              </table:table-cell>
              <table:table-cell office:value-type="float" office:value="18.33091">
                <text:p>18.33091</text:p>
              </table:table-cell>
              <table:table-cell office:value-type="float" office:value="24.867006">
                <text:p>24.867006</text:p>
              </table:table-cell>
              <table:table-cell office:value-type="float" office:value="14.426729">
                <text:p>14.426729</text:p>
              </table:table-cell>
              <table:table-cell office:value-type="float" office:value="3.56752">
                <text:p>3.56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91371">
                <text:p>19.391371</text:p>
              </table:table-cell>
              <table:table-cell office:value-type="float" office:value="12.997995">
                <text:p>12.997995</text:p>
              </table:table-cell>
              <table:table-cell office:value-type="float" office:value="15.806515">
                <text:p>15.806515</text:p>
              </table:table-cell>
              <table:table-cell office:value-type="float" office:value="19.831161">
                <text:p>19.831161</text:p>
              </table:table-cell>
              <table:table-cell office:value-type="float" office:value="15.215398">
                <text:p>15.215398</text:p>
              </table:table-cell>
              <table:table-cell office:value-type="float" office:value="5.320875">
                <text:p>5.320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895748">
                <text:p>28.895748</text:p>
              </table:table-cell>
              <table:table-cell office:value-type="float" office:value="9.814054">
                <text:p>9.814054</text:p>
              </table:table-cell>
              <table:table-cell office:value-type="float" office:value="20.318626">
                <text:p>20.318626</text:p>
              </table:table-cell>
              <table:table-cell office:value-type="float" office:value="23.252077">
                <text:p>23.252077</text:p>
              </table:table-cell>
              <table:table-cell office:value-type="float" office:value="7.718215">
                <text:p>7.718215</text:p>
              </table:table-cell>
              <table:table-cell office:value-type="float" office:value="7.693003">
                <text:p>7.6930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068031">
                <text:p>27.068031</text:p>
              </table:table-cell>
              <table:table-cell office:value-type="float" office:value="10.69691">
                <text:p>10.69691</text:p>
              </table:table-cell>
              <table:table-cell office:value-type="float" office:value="16.53689">
                <text:p>16.53689</text:p>
              </table:table-cell>
              <table:table-cell office:value-type="float" office:value="22.733471">
                <text:p>22.733471</text:p>
              </table:table-cell>
              <table:table-cell office:value-type="float" office:value="15.396071">
                <text:p>15.396071</text:p>
              </table:table-cell>
              <table:table-cell office:value-type="float" office:value="5.993648">
                <text:p>5.9936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208397">
                <text:p>32.208397</text:p>
              </table:table-cell>
              <table:table-cell office:value-type="float" office:value="16.384439">
                <text:p>16.384439</text:p>
              </table:table-cell>
              <table:table-cell office:value-type="float" office:value="25.096729">
                <text:p>25.096729</text:p>
              </table:table-cell>
              <table:table-cell office:value-type="float" office:value="21.963247">
                <text:p>21.963247</text:p>
              </table:table-cell>
              <table:table-cell office:value-type="float" office:value="11.92429">
                <text:p>11.92429</text:p>
              </table:table-cell>
              <table:table-cell office:value-type="float" office:value="10.051946">
                <text:p>10.0519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49165">
                <text:p>26.49165</text:p>
              </table:table-cell>
              <table:table-cell office:value-type="float" office:value="6.04995">
                <text:p>6.04995</text:p>
              </table:table-cell>
              <table:table-cell office:value-type="float" office:value="20.415474">
                <text:p>20.415474</text:p>
              </table:table-cell>
              <table:table-cell office:value-type="float" office:value="22.120098">
                <text:p>22.120098</text:p>
              </table:table-cell>
              <table:table-cell office:value-type="float" office:value="10.869869">
                <text:p>10.869869</text:p>
              </table:table-cell>
              <table:table-cell office:value-type="float" office:value="5.957185">
                <text:p>5.9571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589045">
                <text:p>26.589045</text:p>
              </table:table-cell>
              <table:table-cell office:value-type="float" office:value="10.089059">
                <text:p>10.089059</text:p>
              </table:table-cell>
              <table:table-cell office:value-type="float" office:value="18.382231">
                <text:p>18.382231</text:p>
              </table:table-cell>
              <table:table-cell office:value-type="float" office:value="22.84346">
                <text:p>22.84346</text:p>
              </table:table-cell>
              <table:table-cell office:value-type="float" office:value="14.501829">
                <text:p>14.501829</text:p>
              </table:table-cell>
              <table:table-cell office:value-type="float" office:value="10.078506">
                <text:p>10.0785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485561">
                <text:p>26.485561</text:p>
              </table:table-cell>
              <table:table-cell office:value-type="float" office:value="12.192287">
                <text:p>12.192287</text:p>
              </table:table-cell>
              <table:table-cell office:value-type="float" office:value="19.841579">
                <text:p>19.841579</text:p>
              </table:table-cell>
              <table:table-cell office:value-type="float" office:value="19.588705">
                <text:p>19.588705</text:p>
              </table:table-cell>
              <table:table-cell office:value-type="float" office:value="13.052887">
                <text:p>13.052887</text:p>
              </table:table-cell>
              <table:table-cell office:value-type="float" office:value="9.544924">
                <text:p>9.5449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927652">
                <text:p>24.927652</text:p>
              </table:table-cell>
              <table:table-cell office:value-type="float" office:value="12.940019">
                <text:p>12.940019</text:p>
              </table:table-cell>
              <table:table-cell office:value-type="float" office:value="17.671413">
                <text:p>17.671413</text:p>
              </table:table-cell>
              <table:table-cell office:value-type="float" office:value="26.23597">
                <text:p>26.23597</text:p>
              </table:table-cell>
              <table:table-cell office:value-type="float" office:value="15.761093">
                <text:p>15.761093</text:p>
              </table:table-cell>
              <table:table-cell office:value-type="float" office:value="6.421089">
                <text:p>6.4210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238827">
                <text:p>31.238827</text:p>
              </table:table-cell>
              <table:table-cell office:value-type="float" office:value="18.318321">
                <text:p>18.318321</text:p>
              </table:table-cell>
              <table:table-cell office:value-type="float" office:value="19.240604">
                <text:p>19.240604</text:p>
              </table:table-cell>
              <table:table-cell office:value-type="float" office:value="25.089767">
                <text:p>25.089767</text:p>
              </table:table-cell>
              <table:table-cell office:value-type="float" office:value="11.164451">
                <text:p>11.164451</text:p>
              </table:table-cell>
              <table:table-cell office:value-type="float" office:value="6.369447">
                <text:p>6.3694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939318">
                <text:p>28.939318</text:p>
              </table:table-cell>
              <table:table-cell office:value-type="float" office:value="12.142779">
                <text:p>12.142779</text:p>
              </table:table-cell>
              <table:table-cell office:value-type="float" office:value="18.180834">
                <text:p>18.180834</text:p>
              </table:table-cell>
              <table:table-cell office:value-type="float" office:value="20.816853">
                <text:p>20.816853</text:p>
              </table:table-cell>
              <table:table-cell office:value-type="float" office:value="12.375098">
                <text:p>12.375098</text:p>
              </table:table-cell>
              <table:table-cell office:value-type="float" office:value="5.505887">
                <text:p>5.5058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630131">
                <text:p>27.630131</text:p>
              </table:table-cell>
              <table:table-cell office:value-type="float" office:value="10.561348">
                <text:p>10.561348</text:p>
              </table:table-cell>
              <table:table-cell office:value-type="float" office:value="22.605457">
                <text:p>22.605457</text:p>
              </table:table-cell>
              <table:table-cell office:value-type="float" office:value="19.463205">
                <text:p>19.463205</text:p>
              </table:table-cell>
              <table:table-cell office:value-type="float" office:value="14.375712">
                <text:p>14.375712</text:p>
              </table:table-cell>
              <table:table-cell office:value-type="float" office:value="7.359557">
                <text:p>7.3595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850735">
                <text:p>27.850735</text:p>
              </table:table-cell>
              <table:table-cell office:value-type="float" office:value="13.993544">
                <text:p>13.993544</text:p>
              </table:table-cell>
              <table:table-cell office:value-type="float" office:value="15.209973">
                <text:p>15.209973</text:p>
              </table:table-cell>
              <table:table-cell office:value-type="float" office:value="21.950428">
                <text:p>21.950428</text:p>
              </table:table-cell>
              <table:table-cell office:value-type="float" office:value="14.728844">
                <text:p>14.728844</text:p>
              </table:table-cell>
              <table:table-cell office:value-type="float" office:value="5.261156">
                <text:p>5.2611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143599">
                <text:p>30.143599</text:p>
              </table:table-cell>
              <table:table-cell office:value-type="float" office:value="11.337689">
                <text:p>11.337689</text:p>
              </table:table-cell>
              <table:table-cell office:value-type="float" office:value="15.32862">
                <text:p>15.32862</text:p>
              </table:table-cell>
              <table:table-cell office:value-type="float" office:value="22.779089">
                <text:p>22.779089</text:p>
              </table:table-cell>
              <table:table-cell office:value-type="float" office:value="8.273642">
                <text:p>8.273642</text:p>
              </table:table-cell>
              <table:table-cell office:value-type="float" office:value="8.736053">
                <text:p>8.7360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76922">
                <text:p>30.76922</text:p>
              </table:table-cell>
              <table:table-cell office:value-type="float" office:value="12.207006">
                <text:p>12.207006</text:p>
              </table:table-cell>
              <table:table-cell office:value-type="float" office:value="19.299946">
                <text:p>19.299946</text:p>
              </table:table-cell>
              <table:table-cell office:value-type="float" office:value="24.585787">
                <text:p>24.585787</text:p>
              </table:table-cell>
              <table:table-cell office:value-type="float" office:value="17.362402">
                <text:p>17.362402</text:p>
              </table:table-cell>
              <table:table-cell office:value-type="float" office:value="4.612987">
                <text:p>4.6129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244652">
                <text:p>32.244652</text:p>
              </table:table-cell>
              <table:table-cell office:value-type="float" office:value="10.282434">
                <text:p>10.282434</text:p>
              </table:table-cell>
              <table:table-cell office:value-type="float" office:value="17.320114">
                <text:p>17.320114</text:p>
              </table:table-cell>
              <table:table-cell office:value-type="float" office:value="19.385283">
                <text:p>19.385283</text:p>
              </table:table-cell>
              <table:table-cell office:value-type="float" office:value="12.901281">
                <text:p>12.901281</text:p>
              </table:table-cell>
              <table:table-cell office:value-type="float" office:value="2.647302">
                <text:p>2.6473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38588">
                <text:p>24.538588</text:p>
              </table:table-cell>
              <table:table-cell office:value-type="float" office:value="11.602779">
                <text:p>11.602779</text:p>
              </table:table-cell>
              <table:table-cell office:value-type="float" office:value="17.704199">
                <text:p>17.704199</text:p>
              </table:table-cell>
              <table:table-cell office:value-type="float" office:value="17.823856">
                <text:p>17.823856</text:p>
              </table:table-cell>
              <table:table-cell office:value-type="float" office:value="18.038988">
                <text:p>18.038988</text:p>
              </table:table-cell>
              <table:table-cell office:value-type="float" office:value="7.197">
                <text:p>7.1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762169">
                <text:p>32.762169</text:p>
              </table:table-cell>
              <table:table-cell office:value-type="float" office:value="13.371628">
                <text:p>13.371628</text:p>
              </table:table-cell>
              <table:table-cell office:value-type="float" office:value="17.284149">
                <text:p>17.284149</text:p>
              </table:table-cell>
              <table:table-cell office:value-type="float" office:value="17.552122">
                <text:p>17.552122</text:p>
              </table:table-cell>
              <table:table-cell office:value-type="float" office:value="8.941116">
                <text:p>8.941116</text:p>
              </table:table-cell>
              <table:table-cell office:value-type="float" office:value="7.436787">
                <text:p>7.4367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92772">
                <text:p>22.792772</text:p>
              </table:table-cell>
              <table:table-cell office:value-type="float" office:value="10.254848">
                <text:p>10.254848</text:p>
              </table:table-cell>
              <table:table-cell office:value-type="float" office:value="22.606411">
                <text:p>22.606411</text:p>
              </table:table-cell>
              <table:table-cell office:value-type="float" office:value="20.504032">
                <text:p>20.504032</text:p>
              </table:table-cell>
              <table:table-cell office:value-type="float" office:value="16.26647">
                <text:p>16.26647</text:p>
              </table:table-cell>
              <table:table-cell office:value-type="float" office:value="4.143282">
                <text:p>4.1432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497095">
                <text:p>29.497095</text:p>
              </table:table-cell>
              <table:table-cell office:value-type="float" office:value="8.332836">
                <text:p>8.332836</text:p>
              </table:table-cell>
              <table:table-cell office:value-type="float" office:value="20.680696">
                <text:p>20.680696</text:p>
              </table:table-cell>
              <table:table-cell office:value-type="float" office:value="21.482531">
                <text:p>21.482531</text:p>
              </table:table-cell>
              <table:table-cell office:value-type="float" office:value="7.31889">
                <text:p>7.31889</text:p>
              </table:table-cell>
              <table:table-cell office:value-type="float" office:value="12.883151">
                <text:p>12.8831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62674">
                <text:p>25.62674</text:p>
              </table:table-cell>
              <table:table-cell office:value-type="float" office:value="11.106087">
                <text:p>11.106087</text:p>
              </table:table-cell>
              <table:table-cell office:value-type="float" office:value="21.263109">
                <text:p>21.263109</text:p>
              </table:table-cell>
              <table:table-cell office:value-type="float" office:value="27.102179">
                <text:p>27.102179</text:p>
              </table:table-cell>
              <table:table-cell office:value-type="float" office:value="13.899856">
                <text:p>13.899856</text:p>
              </table:table-cell>
              <table:table-cell office:value-type="float" office:value="5.798704">
                <text:p>5.7987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959078">
                <text:p>29.959078</text:p>
              </table:table-cell>
              <table:table-cell office:value-type="float" office:value="5.556306">
                <text:p>5.556306</text:p>
              </table:table-cell>
              <table:table-cell office:value-type="float" office:value="17.444815">
                <text:p>17.444815</text:p>
              </table:table-cell>
              <table:table-cell office:value-type="float" office:value="18.728331">
                <text:p>18.728331</text:p>
              </table:table-cell>
              <table:table-cell office:value-type="float" office:value="13.491052">
                <text:p>13.491052</text:p>
              </table:table-cell>
              <table:table-cell office:value-type="float" office:value="3.413284">
                <text:p>3.4132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565657">
                <text:p>29.565657</text:p>
              </table:table-cell>
              <table:table-cell office:value-type="float" office:value="11.146928">
                <text:p>11.146928</text:p>
              </table:table-cell>
              <table:table-cell office:value-type="float" office:value="16.102915">
                <text:p>16.102915</text:p>
              </table:table-cell>
              <table:table-cell office:value-type="float" office:value="18.778042">
                <text:p>18.778042</text:p>
              </table:table-cell>
              <table:table-cell office:value-type="float" office:value="12.468431">
                <text:p>12.468431</text:p>
              </table:table-cell>
              <table:table-cell office:value-type="float" office:value="7.059418">
                <text:p>7.0594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74537">
                <text:p>20.874537</text:p>
              </table:table-cell>
              <table:table-cell office:value-type="float" office:value="9.183593">
                <text:p>9.183593</text:p>
              </table:table-cell>
              <table:table-cell office:value-type="float" office:value="20.529369">
                <text:p>20.529369</text:p>
              </table:table-cell>
              <table:table-cell office:value-type="float" office:value="20.73905">
                <text:p>20.73905</text:p>
              </table:table-cell>
              <table:table-cell office:value-type="float" office:value="11.255786">
                <text:p>11.255786</text:p>
              </table:table-cell>
              <table:table-cell office:value-type="float" office:value="9.527601">
                <text:p>9.5276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04785">
                <text:p>28.04785</text:p>
              </table:table-cell>
              <table:table-cell office:value-type="float" office:value="10.108035">
                <text:p>10.108035</text:p>
              </table:table-cell>
              <table:table-cell office:value-type="float" office:value="23.392248">
                <text:p>23.392248</text:p>
              </table:table-cell>
              <table:table-cell office:value-type="float" office:value="19.218472">
                <text:p>19.218472</text:p>
              </table:table-cell>
              <table:table-cell office:value-type="float" office:value="16.328957">
                <text:p>16.328957</text:p>
              </table:table-cell>
              <table:table-cell office:value-type="float" office:value="9.925616">
                <text:p>9.9256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980659">
                <text:p>28.980659</text:p>
              </table:table-cell>
              <table:table-cell office:value-type="float" office:value="13.423824">
                <text:p>13.423824</text:p>
              </table:table-cell>
              <table:table-cell office:value-type="float" office:value="25.531322">
                <text:p>25.531322</text:p>
              </table:table-cell>
              <table:table-cell office:value-type="float" office:value="18.621786">
                <text:p>18.621786</text:p>
              </table:table-cell>
              <table:table-cell office:value-type="float" office:value="21.656321">
                <text:p>21.656321</text:p>
              </table:table-cell>
              <table:table-cell office:value-type="float" office:value="8.177464">
                <text:p>8.1774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947527">
                <text:p>23.947527</text:p>
              </table:table-cell>
              <table:table-cell office:value-type="float" office:value="13.464624">
                <text:p>13.464624</text:p>
              </table:table-cell>
              <table:table-cell office:value-type="float" office:value="20.417976">
                <text:p>20.417976</text:p>
              </table:table-cell>
              <table:table-cell office:value-type="float" office:value="25.766447">
                <text:p>25.766447</text:p>
              </table:table-cell>
              <table:table-cell office:value-type="float" office:value="13.998024">
                <text:p>13.998024</text:p>
              </table:table-cell>
              <table:table-cell office:value-type="float" office:value="8.555392">
                <text:p>8.5553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01991">
                <text:p>20.401991</text:p>
              </table:table-cell>
              <table:table-cell office:value-type="float" office:value="15.498606">
                <text:p>15.498606</text:p>
              </table:table-cell>
              <table:table-cell office:value-type="float" office:value="20.430428">
                <text:p>20.430428</text:p>
              </table:table-cell>
              <table:table-cell office:value-type="float" office:value="24.843374">
                <text:p>24.843374</text:p>
              </table:table-cell>
              <table:table-cell office:value-type="float" office:value="12.270667">
                <text:p>12.270667</text:p>
              </table:table-cell>
              <table:table-cell office:value-type="float" office:value="5.141373">
                <text:p>5.1413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698526">
                <text:p>28.698526</text:p>
              </table:table-cell>
              <table:table-cell office:value-type="float" office:value="13.782323">
                <text:p>13.782323</text:p>
              </table:table-cell>
              <table:table-cell office:value-type="float" office:value="23.22636">
                <text:p>23.22636</text:p>
              </table:table-cell>
              <table:table-cell office:value-type="float" office:value="18.81435">
                <text:p>18.81435</text:p>
              </table:table-cell>
              <table:table-cell office:value-type="float" office:value="18.963131">
                <text:p>18.963131</text:p>
              </table:table-cell>
              <table:table-cell office:value-type="float" office:value="14.917116">
                <text:p>14.9171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172115">
                <text:p>24.172115</text:p>
              </table:table-cell>
              <table:table-cell office:value-type="float" office:value="14.940063">
                <text:p>14.940063</text:p>
              </table:table-cell>
              <table:table-cell office:value-type="float" office:value="20.003445">
                <text:p>20.003445</text:p>
              </table:table-cell>
              <table:table-cell office:value-type="float" office:value="25.918982">
                <text:p>25.918982</text:p>
              </table:table-cell>
              <table:table-cell office:value-type="float" office:value="12.40909">
                <text:p>12.40909</text:p>
              </table:table-cell>
              <table:table-cell office:value-type="float" office:value="5.246104">
                <text:p>5.2461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78006">
                <text:p>28.78006</text:p>
              </table:table-cell>
              <table:table-cell office:value-type="float" office:value="12.445168">
                <text:p>12.445168</text:p>
              </table:table-cell>
              <table:table-cell office:value-type="float" office:value="17.376379">
                <text:p>17.376379</text:p>
              </table:table-cell>
              <table:table-cell office:value-type="float" office:value="16.831505">
                <text:p>16.831505</text:p>
              </table:table-cell>
              <table:table-cell office:value-type="float" office:value="10.603637">
                <text:p>10.603637</text:p>
              </table:table-cell>
              <table:table-cell office:value-type="float" office:value="5.899348">
                <text:p>5.8993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091532">
                <text:p>29.091532</text:p>
              </table:table-cell>
              <table:table-cell office:value-type="float" office:value="14.746472">
                <text:p>14.746472</text:p>
              </table:table-cell>
              <table:table-cell office:value-type="float" office:value="17.044893">
                <text:p>17.044893</text:p>
              </table:table-cell>
              <table:table-cell office:value-type="float" office:value="23.312666">
                <text:p>23.312666</text:p>
              </table:table-cell>
              <table:table-cell office:value-type="float" office:value="17.813711">
                <text:p>17.813711</text:p>
              </table:table-cell>
              <table:table-cell office:value-type="float" office:value="4.991867">
                <text:p>4.9918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01987">
                <text:p>29.301987</text:p>
              </table:table-cell>
              <table:table-cell office:value-type="float" office:value="14.153702">
                <text:p>14.153702</text:p>
              </table:table-cell>
              <table:table-cell office:value-type="float" office:value="18.020756">
                <text:p>18.020756</text:p>
              </table:table-cell>
              <table:table-cell office:value-type="float" office:value="25.616367">
                <text:p>25.616367</text:p>
              </table:table-cell>
              <table:table-cell office:value-type="float" office:value="11.686535">
                <text:p>11.686535</text:p>
              </table:table-cell>
              <table:table-cell office:value-type="float" office:value="7.868994">
                <text:p>7.8689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022701">
                <text:p>31.022701</text:p>
              </table:table-cell>
              <table:table-cell office:value-type="float" office:value="8.606833">
                <text:p>8.606833</text:p>
              </table:table-cell>
              <table:table-cell office:value-type="float" office:value="22.743259">
                <text:p>22.743259</text:p>
              </table:table-cell>
              <table:table-cell office:value-type="float" office:value="17.51343">
                <text:p>17.51343</text:p>
              </table:table-cell>
              <table:table-cell office:value-type="float" office:value="15.340607">
                <text:p>15.340607</text:p>
              </table:table-cell>
              <table:table-cell office:value-type="float" office:value="3.845795">
                <text:p>3.8457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180979">
                <text:p>29.180979</text:p>
              </table:table-cell>
              <table:table-cell office:value-type="float" office:value="11.557543">
                <text:p>11.557543</text:p>
              </table:table-cell>
              <table:table-cell office:value-type="float" office:value="23.135773">
                <text:p>23.135773</text:p>
              </table:table-cell>
              <table:table-cell office:value-type="float" office:value="22.946238">
                <text:p>22.946238</text:p>
              </table:table-cell>
              <table:table-cell office:value-type="float" office:value="16.1518">
                <text:p>16.1518</text:p>
              </table:table-cell>
              <table:table-cell office:value-type="float" office:value="5.273566">
                <text:p>5.2735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930099">
                <text:p>27.930099</text:p>
              </table:table-cell>
              <table:table-cell office:value-type="float" office:value="14.438169">
                <text:p>14.438169</text:p>
              </table:table-cell>
              <table:table-cell office:value-type="float" office:value="22.55608">
                <text:p>22.55608</text:p>
              </table:table-cell>
              <table:table-cell office:value-type="float" office:value="24.529539">
                <text:p>24.529539</text:p>
              </table:table-cell>
              <table:table-cell office:value-type="float" office:value="12.015292">
                <text:p>12.015292</text:p>
              </table:table-cell>
              <table:table-cell office:value-type="float" office:value="9.173822">
                <text:p>9.1738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846203">
                <text:p>33.846203</text:p>
              </table:table-cell>
              <table:table-cell office:value-type="float" office:value="16.903858">
                <text:p>16.903858</text:p>
              </table:table-cell>
              <table:table-cell office:value-type="float" office:value="18.179155">
                <text:p>18.179155</text:p>
              </table:table-cell>
              <table:table-cell office:value-type="float" office:value="16.632879">
                <text:p>16.632879</text:p>
              </table:table-cell>
              <table:table-cell office:value-type="float" office:value="12.875151">
                <text:p>12.875151</text:p>
              </table:table-cell>
              <table:table-cell office:value-type="float" office:value="9.295219">
                <text:p>9.2952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154898">
                <text:p>25.154898</text:p>
              </table:table-cell>
              <table:table-cell office:value-type="float" office:value="11.033173">
                <text:p>11.033173</text:p>
              </table:table-cell>
              <table:table-cell office:value-type="float" office:value="23.341743">
                <text:p>23.341743</text:p>
              </table:table-cell>
              <table:table-cell office:value-type="float" office:value="19.887142">
                <text:p>19.887142</text:p>
              </table:table-cell>
              <table:table-cell office:value-type="float" office:value="16.51903">
                <text:p>16.51903</text:p>
              </table:table-cell>
              <table:table-cell office:value-type="float" office:value="10.240064">
                <text:p>10.2400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10667">
                <text:p>35.10667</text:p>
              </table:table-cell>
              <table:table-cell office:value-type="float" office:value="13.242561">
                <text:p>13.242561</text:p>
              </table:table-cell>
              <table:table-cell office:value-type="float" office:value="21.428787">
                <text:p>21.428787</text:p>
              </table:table-cell>
              <table:table-cell office:value-type="float" office:value="21.09049">
                <text:p>21.09049</text:p>
              </table:table-cell>
              <table:table-cell office:value-type="float" office:value="12.723807">
                <text:p>12.723807</text:p>
              </table:table-cell>
              <table:table-cell office:value-type="float" office:value="7.010818">
                <text:p>7.0108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209135">
                <text:p>25.209135</text:p>
              </table:table-cell>
              <table:table-cell office:value-type="float" office:value="12.85085">
                <text:p>12.85085</text:p>
              </table:table-cell>
              <table:table-cell office:value-type="float" office:value="25.295937">
                <text:p>25.295937</text:p>
              </table:table-cell>
              <table:table-cell office:value-type="float" office:value="18.056234">
                <text:p>18.056234</text:p>
              </table:table-cell>
              <table:table-cell office:value-type="float" office:value="13.486193">
                <text:p>13.486193</text:p>
              </table:table-cell>
              <table:table-cell office:value-type="float" office:value="7.795741">
                <text:p>7.7957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438828">
                <text:p>29.438828</text:p>
              </table:table-cell>
              <table:table-cell office:value-type="float" office:value="15.266409">
                <text:p>15.266409</text:p>
              </table:table-cell>
              <table:table-cell office:value-type="float" office:value="23.976778">
                <text:p>23.976778</text:p>
              </table:table-cell>
              <table:table-cell office:value-type="float" office:value="24.548758">
                <text:p>24.548758</text:p>
              </table:table-cell>
              <table:table-cell office:value-type="float" office:value="9.845288">
                <text:p>9.845288</text:p>
              </table:table-cell>
              <table:table-cell office:value-type="float" office:value="4.550106">
                <text:p>4.5501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725252">
                <text:p>29.725252</text:p>
              </table:table-cell>
              <table:table-cell office:value-type="float" office:value="6.94603">
                <text:p>6.94603</text:p>
              </table:table-cell>
              <table:table-cell office:value-type="float" office:value="18.197956">
                <text:p>18.197956</text:p>
              </table:table-cell>
              <table:table-cell office:value-type="float" office:value="24.123976">
                <text:p>24.123976</text:p>
              </table:table-cell>
              <table:table-cell office:value-type="float" office:value="15.505687">
                <text:p>15.505687</text:p>
              </table:table-cell>
              <table:table-cell office:value-type="float" office:value="5.925257">
                <text:p>5.9252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486713">
                <text:p>27.486713</text:p>
              </table:table-cell>
              <table:table-cell office:value-type="float" office:value="8.837636">
                <text:p>8.837636</text:p>
              </table:table-cell>
              <table:table-cell office:value-type="float" office:value="20.891312">
                <text:p>20.891312</text:p>
              </table:table-cell>
              <table:table-cell office:value-type="float" office:value="19.13685">
                <text:p>19.13685</text:p>
              </table:table-cell>
              <table:table-cell office:value-type="float" office:value="13.277709">
                <text:p>13.277709</text:p>
              </table:table-cell>
              <table:table-cell office:value-type="float" office:value="6.045727">
                <text:p>6.0457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519789">
                <text:p>29.519789</text:p>
              </table:table-cell>
              <table:table-cell office:value-type="float" office:value="14.146199">
                <text:p>14.146199</text:p>
              </table:table-cell>
              <table:table-cell office:value-type="float" office:value="23.007465">
                <text:p>23.007465</text:p>
              </table:table-cell>
              <table:table-cell office:value-type="float" office:value="22.318642">
                <text:p>22.318642</text:p>
              </table:table-cell>
              <table:table-cell office:value-type="float" office:value="13.02123">
                <text:p>13.02123</text:p>
              </table:table-cell>
              <table:table-cell office:value-type="float" office:value="13.619496">
                <text:p>13.6194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245506">
                <text:p>26.245506</text:p>
              </table:table-cell>
              <table:table-cell office:value-type="float" office:value="13.107677">
                <text:p>13.107677</text:p>
              </table:table-cell>
              <table:table-cell office:value-type="float" office:value="21.43475">
                <text:p>21.43475</text:p>
              </table:table-cell>
              <table:table-cell office:value-type="float" office:value="21.70326">
                <text:p>21.70326</text:p>
              </table:table-cell>
              <table:table-cell office:value-type="float" office:value="13.75228">
                <text:p>13.75228</text:p>
              </table:table-cell>
              <table:table-cell office:value-type="float" office:value="5.025379">
                <text:p>5.0253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955357">
                <text:p>33.955357</text:p>
              </table:table-cell>
              <table:table-cell office:value-type="float" office:value="7.920842">
                <text:p>7.920842</text:p>
              </table:table-cell>
              <table:table-cell office:value-type="float" office:value="19.684978">
                <text:p>19.684978</text:p>
              </table:table-cell>
              <table:table-cell office:value-type="float" office:value="21.106571">
                <text:p>21.106571</text:p>
              </table:table-cell>
              <table:table-cell office:value-type="float" office:value="7.609594">
                <text:p>7.609594</text:p>
              </table:table-cell>
              <table:table-cell office:value-type="float" office:value="6.834551">
                <text:p>6.8345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990343">
                <text:p>27.990343</text:p>
              </table:table-cell>
              <table:table-cell office:value-type="float" office:value="10.41589">
                <text:p>10.41589</text:p>
              </table:table-cell>
              <table:table-cell office:value-type="float" office:value="16.665651">
                <text:p>16.665651</text:p>
              </table:table-cell>
              <table:table-cell office:value-type="float" office:value="17.502064">
                <text:p>17.502064</text:p>
              </table:table-cell>
              <table:table-cell office:value-type="float" office:value="14.444242">
                <text:p>14.444242</text:p>
              </table:table-cell>
              <table:table-cell office:value-type="float" office:value="7.779035">
                <text:p>7.7790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13583">
                <text:p>26.13583</text:p>
              </table:table-cell>
              <table:table-cell office:value-type="float" office:value="12.700714">
                <text:p>12.700714</text:p>
              </table:table-cell>
              <table:table-cell office:value-type="float" office:value="22.301006">
                <text:p>22.301006</text:p>
              </table:table-cell>
              <table:table-cell office:value-type="float" office:value="19.147243">
                <text:p>19.147243</text:p>
              </table:table-cell>
              <table:table-cell office:value-type="float" office:value="17.841988">
                <text:p>17.841988</text:p>
              </table:table-cell>
              <table:table-cell office:value-type="float" office:value="9.46863">
                <text:p>9.468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9331">
                <text:p>25.9331</text:p>
              </table:table-cell>
              <table:table-cell office:value-type="float" office:value="15.111071">
                <text:p>15.111071</text:p>
              </table:table-cell>
              <table:table-cell office:value-type="float" office:value="22.559328">
                <text:p>22.559328</text:p>
              </table:table-cell>
              <table:table-cell office:value-type="float" office:value="21.635067">
                <text:p>21.635067</text:p>
              </table:table-cell>
              <table:table-cell office:value-type="float" office:value="12.447936">
                <text:p>12.447936</text:p>
              </table:table-cell>
              <table:table-cell office:value-type="float" office:value="10.128994">
                <text:p>10.1289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79961">
                <text:p>27.279961</text:p>
              </table:table-cell>
              <table:table-cell office:value-type="float" office:value="15.18524">
                <text:p>15.18524</text:p>
              </table:table-cell>
              <table:table-cell office:value-type="float" office:value="15.790156">
                <text:p>15.790156</text:p>
              </table:table-cell>
              <table:table-cell office:value-type="float" office:value="16.344282">
                <text:p>16.344282</text:p>
              </table:table-cell>
              <table:table-cell office:value-type="float" office:value="15.927351">
                <text:p>15.927351</text:p>
              </table:table-cell>
              <table:table-cell office:value-type="float" office:value="5.365943">
                <text:p>5.3659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760311">
                <text:p>25.760311</text:p>
              </table:table-cell>
              <table:table-cell office:value-type="float" office:value="13.632949">
                <text:p>13.632949</text:p>
              </table:table-cell>
              <table:table-cell office:value-type="float" office:value="20.413557">
                <text:p>20.413557</text:p>
              </table:table-cell>
              <table:table-cell office:value-type="float" office:value="18.83091">
                <text:p>18.83091</text:p>
              </table:table-cell>
              <table:table-cell office:value-type="float" office:value="11.671001">
                <text:p>11.671001</text:p>
              </table:table-cell>
              <table:table-cell office:value-type="float" office:value="7.179329">
                <text:p>7.1793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29111">
                <text:p>31.429111</text:p>
              </table:table-cell>
              <table:table-cell office:value-type="float" office:value="14.423276">
                <text:p>14.423276</text:p>
              </table:table-cell>
              <table:table-cell office:value-type="float" office:value="19.958885">
                <text:p>19.958885</text:p>
              </table:table-cell>
              <table:table-cell office:value-type="float" office:value="15.272199">
                <text:p>15.272199</text:p>
              </table:table-cell>
              <table:table-cell office:value-type="float" office:value="17.757336">
                <text:p>17.757336</text:p>
              </table:table-cell>
              <table:table-cell office:value-type="float" office:value="3.014699">
                <text:p>3.0146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629345">
                <text:p>32.629345</text:p>
              </table:table-cell>
              <table:table-cell office:value-type="float" office:value="10.570017">
                <text:p>10.570017</text:p>
              </table:table-cell>
              <table:table-cell office:value-type="float" office:value="18.707993">
                <text:p>18.707993</text:p>
              </table:table-cell>
              <table:table-cell office:value-type="float" office:value="22.012554">
                <text:p>22.012554</text:p>
              </table:table-cell>
              <table:table-cell office:value-type="float" office:value="14.535404">
                <text:p>14.535404</text:p>
              </table:table-cell>
              <table:table-cell office:value-type="float" office:value="3.854448">
                <text:p>3.8544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192547">
                <text:p>28.192547</text:p>
              </table:table-cell>
              <table:table-cell office:value-type="float" office:value="8.295099">
                <text:p>8.295099</text:p>
              </table:table-cell>
              <table:table-cell office:value-type="float" office:value="16.633928">
                <text:p>16.633928</text:p>
              </table:table-cell>
              <table:table-cell office:value-type="float" office:value="24.252712">
                <text:p>24.252712</text:p>
              </table:table-cell>
              <table:table-cell office:value-type="float" office:value="16.00811">
                <text:p>16.00811</text:p>
              </table:table-cell>
              <table:table-cell office:value-type="float" office:value="5.620173">
                <text:p>5.6201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773861">
                <text:p>26.773861</text:p>
              </table:table-cell>
              <table:table-cell office:value-type="float" office:value="9.202416">
                <text:p>9.202416</text:p>
              </table:table-cell>
              <table:table-cell office:value-type="float" office:value="23.548534">
                <text:p>23.548534</text:p>
              </table:table-cell>
              <table:table-cell office:value-type="float" office:value="18.60305">
                <text:p>18.60305</text:p>
              </table:table-cell>
              <table:table-cell office:value-type="float" office:value="13.867304">
                <text:p>13.867304</text:p>
              </table:table-cell>
              <table:table-cell office:value-type="float" office:value="5.248979">
                <text:p>5.2489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160664">
                <text:p>29.160664</text:p>
              </table:table-cell>
              <table:table-cell office:value-type="float" office:value="10.902171">
                <text:p>10.902171</text:p>
              </table:table-cell>
              <table:table-cell office:value-type="float" office:value="20.796232">
                <text:p>20.796232</text:p>
              </table:table-cell>
              <table:table-cell office:value-type="float" office:value="18.358614">
                <text:p>18.358614</text:p>
              </table:table-cell>
              <table:table-cell office:value-type="float" office:value="11.421997">
                <text:p>11.421997</text:p>
              </table:table-cell>
              <table:table-cell office:value-type="float" office:value="3.795157">
                <text:p>3.7951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813576">
                <text:p>30.813576</text:p>
              </table:table-cell>
              <table:table-cell office:value-type="float" office:value="8.899913">
                <text:p>8.899913</text:p>
              </table:table-cell>
              <table:table-cell office:value-type="float" office:value="23.060558">
                <text:p>23.060558</text:p>
              </table:table-cell>
              <table:table-cell office:value-type="float" office:value="15.621967">
                <text:p>15.621967</text:p>
              </table:table-cell>
              <table:table-cell office:value-type="float" office:value="10.409031">
                <text:p>10.409031</text:p>
              </table:table-cell>
              <table:table-cell office:value-type="float" office:value="16.2997">
                <text:p>16.29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19097">
                <text:p>20.219097</text:p>
              </table:table-cell>
              <table:table-cell office:value-type="float" office:value="13.715732">
                <text:p>13.715732</text:p>
              </table:table-cell>
              <table:table-cell office:value-type="float" office:value="20.7108">
                <text:p>20.7108</text:p>
              </table:table-cell>
              <table:table-cell office:value-type="float" office:value="25.666639">
                <text:p>25.666639</text:p>
              </table:table-cell>
              <table:table-cell office:value-type="float" office:value="17.539631">
                <text:p>17.539631</text:p>
              </table:table-cell>
              <table:table-cell office:value-type="float" office:value="7.110938">
                <text:p>7.1109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206272">
                <text:p>33.206272</text:p>
              </table:table-cell>
              <table:table-cell office:value-type="float" office:value="13.169051">
                <text:p>13.169051</text:p>
              </table:table-cell>
              <table:table-cell office:value-type="float" office:value="21.665442">
                <text:p>21.665442</text:p>
              </table:table-cell>
              <table:table-cell office:value-type="float" office:value="26.510429">
                <text:p>26.510429</text:p>
              </table:table-cell>
              <table:table-cell office:value-type="float" office:value="16.426327">
                <text:p>16.426327</text:p>
              </table:table-cell>
              <table:table-cell office:value-type="float" office:value="8.984314">
                <text:p>8.9843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969456">
                <text:p>33.969456</text:p>
              </table:table-cell>
              <table:table-cell office:value-type="float" office:value="18.170853">
                <text:p>18.170853</text:p>
              </table:table-cell>
              <table:table-cell office:value-type="float" office:value="23.012854">
                <text:p>23.012854</text:p>
              </table:table-cell>
              <table:table-cell office:value-type="float" office:value="21.830002">
                <text:p>21.830002</text:p>
              </table:table-cell>
              <table:table-cell office:value-type="float" office:value="15.478644">
                <text:p>15.478644</text:p>
              </table:table-cell>
              <table:table-cell office:value-type="float" office:value="7.657965">
                <text:p>7.6579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226646">
                <text:p>29.226646</text:p>
              </table:table-cell>
              <table:table-cell office:value-type="float" office:value="9.814377">
                <text:p>9.814377</text:p>
              </table:table-cell>
              <table:table-cell office:value-type="float" office:value="22.302011">
                <text:p>22.302011</text:p>
              </table:table-cell>
              <table:table-cell office:value-type="float" office:value="19.372135">
                <text:p>19.372135</text:p>
              </table:table-cell>
              <table:table-cell office:value-type="float" office:value="11.912398">
                <text:p>11.912398</text:p>
              </table:table-cell>
              <table:table-cell office:value-type="float" office:value="8.626127">
                <text:p>8.6261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332895">
                <text:p>26.332895</text:p>
              </table:table-cell>
              <table:table-cell office:value-type="float" office:value="2.736907">
                <text:p>2.736907</text:p>
              </table:table-cell>
              <table:table-cell office:value-type="float" office:value="19.141897">
                <text:p>19.141897</text:p>
              </table:table-cell>
              <table:table-cell office:value-type="float" office:value="28.252583">
                <text:p>28.252583</text:p>
              </table:table-cell>
              <table:table-cell office:value-type="float" office:value="17.33853">
                <text:p>17.33853</text:p>
              </table:table-cell>
              <table:table-cell office:value-type="float" office:value="8.767639">
                <text:p>8.7676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999931">
                <text:p>31.999931</text:p>
              </table:table-cell>
              <table:table-cell office:value-type="float" office:value="13.560342">
                <text:p>13.560342</text:p>
              </table:table-cell>
              <table:table-cell office:value-type="float" office:value="18.478439">
                <text:p>18.478439</text:p>
              </table:table-cell>
              <table:table-cell office:value-type="float" office:value="22.093273">
                <text:p>22.093273</text:p>
              </table:table-cell>
              <table:table-cell office:value-type="float" office:value="20.308399">
                <text:p>20.308399</text:p>
              </table:table-cell>
              <table:table-cell office:value-type="float" office:value="7.575285">
                <text:p>7.5752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406387">
                <text:p>24.406387</text:p>
              </table:table-cell>
              <table:table-cell office:value-type="float" office:value="14.606756">
                <text:p>14.606756</text:p>
              </table:table-cell>
              <table:table-cell office:value-type="float" office:value="15.232427">
                <text:p>15.232427</text:p>
              </table:table-cell>
              <table:table-cell office:value-type="float" office:value="18.946995">
                <text:p>18.946995</text:p>
              </table:table-cell>
              <table:table-cell office:value-type="float" office:value="14.076594">
                <text:p>14.076594</text:p>
              </table:table-cell>
              <table:table-cell office:value-type="float" office:value="8.607273">
                <text:p>8.6072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677944">
                <text:p>33.677944</text:p>
              </table:table-cell>
              <table:table-cell office:value-type="float" office:value="15.398574">
                <text:p>15.398574</text:p>
              </table:table-cell>
              <table:table-cell office:value-type="float" office:value="16.708639">
                <text:p>16.708639</text:p>
              </table:table-cell>
              <table:table-cell office:value-type="float" office:value="20.123032">
                <text:p>20.123032</text:p>
              </table:table-cell>
              <table:table-cell office:value-type="float" office:value="11.821822">
                <text:p>11.821822</text:p>
              </table:table-cell>
              <table:table-cell office:value-type="float" office:value="5.521711">
                <text:p>5.5217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5" chart:maximum="40" chart:interval-major="5" chart:interval-minor-divisor="2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" chart:interval-major="5" chart:interval-minor-divisor="2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999999" draw:fill-color="#999999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184cm" svg:height="16.39cm" xlink:href=".." xlink:type="simple" chart:class="chart:scatter" chart:column-mapping="1 2" chart:style-name="ch1">
        <chart:plot-area chart:style-name="ch2" table:cell-range-address="Sheet2.D5:Sheet2.F10 Sheet2.B5:Sheet2.B10 Sheet2.B1:Sheet2.B3 Sheet2.D1:Sheet2.D3 Sheet2.F1:Sheet2.F3" svg:x="0.453cm" svg:y="0.35cm" svg:width="19.243cm" svg:height="15.741cm">
          <chartooo:coordinate-region svg:x="1.074cm" svg:y="0.549cm" svg:width="18.435cm" svg:height="14.8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F5:Sheet2.F10" chart:class="chart:scatter">
            <chart:domain table:cell-range-address="Sheet2.E5:Sheet2.E10"/>
            <chart:data-point chart:repeated="6"/>
          </chart:series>
          <chart:series chart:style-name="ch6" chart:values-cell-range-address="Sheet2.D5:Sheet2.D10" chart:class="chart:scatter">
            <chart:domain table:cell-range-address="Sheet2.C5:Sheet2.C10"/>
            <chart:data-point chart:repeated="6"/>
          </chart:series>
          <chart:series chart:style-name="ch6" chart:values-cell-range-address="Sheet2.B5:Sheet2.B10" chart:class="chart:scatter">
            <chart:domain table:cell-range-address="Sheet2.A5:Sheet2.A10"/>
            <chart:data-point chart:repeated="6"/>
          </chart:series>
          <chart:series chart:style-name="ch7" chart:values-cell-range-address="Sheet2.B1:Sheet2.B3" chart:class="chart:scatter">
            <chart:domain table:cell-range-address="Sheet2.A1:Sheet2.A3"/>
            <chart:data-point chart:repeated="3"/>
          </chart:series>
          <chart:series chart:style-name="ch7" chart:values-cell-range-address="Sheet2.D1:Sheet2.D3" chart:class="chart:scatter">
            <chart:domain table:cell-range-address="Sheet2.C1:Sheet2.C3"/>
            <chart:data-point chart:repeated="3"/>
          </chart:series>
          <chart:series chart:style-name="ch7" chart:values-cell-range-address="Sheet2.F1:Sheet2.F3" chart:class="chart:scatter">
            <chart:domain table:cell-range-address="Sheet2.E1:Sheet2.E3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959">
                <text:p>19.959</text:p>
                <draw:g>
                  <svg:desc>Sheet2.E5:Sheet2.E10</svg:desc>
                </draw:g>
              </table:table-cell>
              <table:table-cell office:value-type="float" office:value="15.272">
                <text:p>15.272</text:p>
                <draw:g>
                  <svg:desc>Sheet2.F5:Sheet2.F10</svg:desc>
                </draw:g>
              </table:table-cell>
              <table:table-cell office:value-type="float" office:value="21.263">
                <text:p>21.263</text:p>
                <draw:g>
                  <svg:desc>Sheet2.C5:Sheet2.C10</svg:desc>
                </draw:g>
              </table:table-cell>
              <table:table-cell office:value-type="float" office:value="27.102">
                <text:p>27.102</text:p>
                <draw:g>
                  <svg:desc>Sheet2.D5:Sheet2.D10</svg:desc>
                </draw:g>
              </table:table-cell>
              <table:table-cell office:value-type="float" office:value="7.718">
                <text:p>7.718</text:p>
                <draw:g>
                  <svg:desc>Sheet2.A5:Sheet2.A10</svg:desc>
                </draw:g>
              </table:table-cell>
              <table:table-cell office:value-type="float" office:value="7.693">
                <text:p>7.693</text:p>
                <draw:g>
                  <svg:desc>Sheet2.B5:Sheet2.B10</svg:desc>
                </draw:g>
              </table:table-cell>
              <table:table-cell office:value-type="float" office:value="30.185">
                <text:p>30.185</text:p>
                <draw:g>
                  <svg:desc>Sheet2.A1:Sheet2.A3</svg:desc>
                </draw:g>
              </table:table-cell>
              <table:table-cell office:value-type="float" office:value="14.521">
                <text:p>14.521</text:p>
                <draw:g>
                  <svg:desc>Sheet2.B1:Sheet2.B3</svg:desc>
                </draw:g>
              </table:table-cell>
              <table:table-cell office:value-type="float" office:value="8.492">
                <text:p>8.492</text:p>
                <draw:g>
                  <svg:desc>Sheet2.C1:Sheet2.C3</svg:desc>
                </draw:g>
              </table:table-cell>
              <table:table-cell office:value-type="float" office:value="9.339">
                <text:p>9.339</text:p>
                <draw:g>
                  <svg:desc>Sheet2.D1:Sheet2.D3</svg:desc>
                </draw:g>
              </table:table-cell>
              <table:table-cell office:value-type="float" office:value="22.011">
                <text:p>22.011</text:p>
                <draw:g>
                  <svg:desc>Sheet2.E1:Sheet2.E3</svg:desc>
                </draw:g>
              </table:table-cell>
              <table:table-cell office:value-type="float" office:value="22.281">
                <text:p>22.281</text:p>
                <draw:g>
                  <svg:desc>Sheet2.F1:Sheet2.F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758">
                <text:p>24.758</text:p>
              </table:table-cell>
              <table:table-cell office:value-type="float" office:value="13.526">
                <text:p>13.526</text:p>
              </table:table-cell>
              <table:table-cell office:value-type="float" office:value="20.112">
                <text:p>20.112</text:p>
              </table:table-cell>
              <table:table-cell office:value-type="float" office:value="24.043">
                <text:p>24.043</text:p>
              </table:table-cell>
              <table:table-cell office:value-type="float" office:value="13.107">
                <text:p>13.107</text:p>
              </table:table-cell>
              <table:table-cell office:value-type="float" office:value="6.905">
                <text:p>6.905</text:p>
              </table:table-cell>
              <table:table-cell office:value-type="float" office:value="28.339">
                <text:p>28.339</text:p>
              </table:table-cell>
              <table:table-cell office:value-type="float" office:value="11.807">
                <text:p>11.807</text:p>
              </table:table-cell>
              <table:table-cell office:value-type="float" office:value="13.683">
                <text:p>13.683</text:p>
              </table:table-cell>
              <table:table-cell office:value-type="float" office:value="7.264">
                <text:p>7.264</text:p>
              </table:table-cell>
              <table:table-cell office:value-type="float" office:value="19.981">
                <text:p>19.981</text:p>
              </table:table-cell>
              <table:table-cell office:value-type="float" office:value="21.554">
                <text:p>21.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471">
                <text:p>27.471</text:p>
              </table:table-cell>
              <table:table-cell office:value-type="float" office:value="12.46">
                <text:p>12.46</text:p>
              </table:table-cell>
              <table:table-cell office:value-type="float" office:value="19.678">
                <text:p>19.678</text:p>
              </table:table-cell>
              <table:table-cell office:value-type="float" office:value="22.358">
                <text:p>22.358</text:p>
              </table:table-cell>
              <table:table-cell office:value-type="float" office:value="13.683">
                <text:p>13.683</text:p>
              </table:table-cell>
              <table:table-cell office:value-type="float" office:value="7.264">
                <text:p>7.264</text:p>
              </table:table-cell>
              <table:table-cell office:value-type="float" office:value="28.442">
                <text:p>28.442</text:p>
              </table:table-cell>
              <table:table-cell office:value-type="float" office:value="11.917">
                <text:p>11.917</text:p>
              </table:table-cell>
              <table:table-cell office:value-type="float" office:value="13.881">
                <text:p>13.881</text:p>
              </table:table-cell>
              <table:table-cell office:value-type="float" office:value="7.343">
                <text:p>7.343</text:p>
              </table:table-cell>
              <table:table-cell office:value-type="float" office:value="19.957">
                <text:p>19.957</text:p>
              </table:table-cell>
              <table:table-cell office:value-type="float" office:value="21.695">
                <text:p>21.6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.205">
                <text:p>28.205</text:p>
              </table:table-cell>
              <table:table-cell office:value-type="float" office:value="12.106">
                <text:p>12.106</text:p>
              </table:table-cell>
              <table:table-cell office:value-type="float" office:value="19.782">
                <text:p>19.782</text:p>
              </table:table-cell>
              <table:table-cell office:value-type="float" office:value="21.868">
                <text:p>21.868</text:p>
              </table:table-cell>
              <table:table-cell office:value-type="float" office:value="13.81">
                <text:p>13.81</text:p>
              </table:table-cell>
              <table:table-cell office:value-type="float" office:value="7.325">
                <text:p>7.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328">
                <text:p>28.328</text:p>
              </table:table-cell>
              <table:table-cell office:value-type="float" office:value="11.997">
                <text:p>11.997</text:p>
              </table:table-cell>
              <table:table-cell office:value-type="float" office:value="19.901">
                <text:p>19.901</text:p>
              </table:table-cell>
              <table:table-cell office:value-type="float" office:value="21.81">
                <text:p>21.81</text:p>
              </table:table-cell>
              <table:table-cell office:value-type="float" office:value="13.881">
                <text:p>13.881</text:p>
              </table:table-cell>
              <table:table-cell office:value-type="float" office:value="7.343">
                <text:p>7.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442">
                <text:p>28.442</text:p>
              </table:table-cell>
              <table:table-cell office:value-type="float" office:value="11.917">
                <text:p>11.917</text:p>
              </table:table-cell>
              <table:table-cell office:value-type="float" office:value="19.957">
                <text:p>19.957</text:p>
              </table:table-cell>
              <table:table-cell office:value-type="float" office:value="21.695">
                <text:p>21.695</text:p>
              </table:table-cell>
              <table:table-cell office:value-type="float" office:value="13.881">
                <text:p>13.881</text:p>
              </table:table-cell>
              <table:table-cell office:value-type="float" office:value="7.343">
                <text:p>7.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